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bj_0528_server_node10_const10_feat32_lr1e-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20" table:default-cell-style-name="Default"/>
        <table:table-row table:style-name="ro1">
          <table:table-cell table:number-columns-repeated="11"/>
          <table:table-cell office:value-type="string" calcext:value-type="string">
            <text:p>Training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ing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8.33968993760645" calcext:value-type="float">
            <text:p>8.33968993760645</text:p>
          </table:table-cell>
          <table:table-cell office:value-type="float" office:value="8.75745996728539" calcext:value-type="float">
            <text:p>8.75745996728539</text:p>
          </table:table-cell>
          <table:table-cell office:value-type="float" office:value="8.75990955784917" calcext:value-type="float">
            <text:p>8.75990955784917</text:p>
          </table:table-cell>
          <table:table-cell office:value-type="float" office:value="8.75381536059082" calcext:value-type="float">
            <text:p>8.75381536059082</text:p>
          </table:table-cell>
          <table:table-cell office:value-type="float" office:value="8.74618402168155" calcext:value-type="float">
            <text:p>8.74618402168155</text:p>
          </table:table-cell>
          <table:table-cell office:value-type="float" office:value="8.74895944349468" calcext:value-type="float">
            <text:p>8.74895944349468</text:p>
          </table:table-cell>
          <table:table-cell office:value-type="float" office:value="8.74484359972179" calcext:value-type="float">
            <text:p>8.74484359972179</text:p>
          </table:table-cell>
          <table:table-cell/>
          <table:table-cell office:value-type="string" calcext:value-type="string">
            <text:p>Non-robust</text:p>
          </table:table-cell>
          <table:table-cell office:value-type="string" calcext:value-type="string">
            <text:p>Two-stage</text:p>
          </table:table-cell>
          <table:table-cell table:formula="of:=AVERAGE([.D2:.D11])" office:value-type="float" office:value="8.84657748965174" calcext:value-type="float">
            <text:p>8.84657748965174</text:p>
          </table:table-cell>
          <table:table-cell table:formula="of:=AVERAGE([.E2:.E11])" office:value-type="float" office:value="9.42106031890959" calcext:value-type="float">
            <text:p>9.42106031890959</text:p>
          </table:table-cell>
          <table:table-cell table:formula="of:=AVERAGE([.F2:.F11])" office:value-type="float" office:value="9.42068335911632" calcext:value-type="float">
            <text:p>9.42068335911632</text:p>
          </table:table-cell>
          <table:table-cell table:formula="of:=AVERAGE([.G2:.G11])" office:value-type="float" office:value="9.40740034703165" calcext:value-type="float">
            <text:p>9.40740034703165</text:p>
          </table:table-cell>
          <table:table-cell table:formula="of:=AVERAGE([.H2:.H11])" office:value-type="float" office:value="9.40331985598803" calcext:value-type="float">
            <text:p>9.40331985598803</text:p>
          </table:table-cell>
          <table:table-cell table:formula="of:=AVERAGE([.I2:.I11])" office:value-type="float" office:value="9.39399664183706" calcext:value-type="float">
            <text:p>9.39399664183706</text:p>
          </table:table-cell>
          <table:table-cell table:formula="of:=AVERAGE([.J2:.J11])" office:value-type="float" office:value="9.39010699056089" calcext:value-type="float">
            <text:p>9.39010699056089</text:p>
          </table:table-cell>
          <table:table-cell/>
          <table:table-cell office:value-type="string" calcext:value-type="string">
            <text:p>Non-robust</text:p>
          </table:table-cell>
          <table:table-cell office:value-type="string" calcext:value-type="string">
            <text:p>Two-stage</text:p>
          </table:table-cell>
          <table:table-cell office:value-type="float" office:value="8.84657748965174" calcext:value-type="float">
            <text:p>8.84657748965174</text:p>
          </table:table-cell>
          <table:table-cell office:value-type="float" office:value="9.42106031890959" calcext:value-type="float">
            <text:p>9.42106031890959</text:p>
          </table:table-cell>
          <table:table-cell office:value-type="float" office:value="9.42068335911632" calcext:value-type="float">
            <text:p>9.42068335911632</text:p>
          </table:table-cell>
          <table:table-cell office:value-type="float" office:value="9.40740034703165" calcext:value-type="float">
            <text:p>9.40740034703165</text:p>
          </table:table-cell>
          <table:table-cell office:value-type="float" office:value="9.40331985598803" calcext:value-type="float">
            <text:p>9.40331985598803</text:p>
          </table:table-cell>
          <table:table-cell office:value-type="float" office:value="9.39399664183706" calcext:value-type="float">
            <text:p>9.39399664183706</text:p>
          </table:table-cell>
          <table:table-cell office:value-type="float" office:value="9.39010699056089" calcext:value-type="float">
            <text:p>9.39010699056089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6.5825014167279" calcext:value-type="float">
            <text:p>6.5825014167279</text:p>
          </table:table-cell>
          <table:table-cell office:value-type="float" office:value="7.64929869286716" calcext:value-type="float">
            <text:p>7.64929869286716</text:p>
          </table:table-cell>
          <table:table-cell office:value-type="float" office:value="7.65668508820236" calcext:value-type="float">
            <text:p>7.65668508820236</text:p>
          </table:table-cell>
          <table:table-cell office:value-type="float" office:value="7.64853330485523" calcext:value-type="float">
            <text:p>7.64853330485523</text:p>
          </table:table-cell>
          <table:table-cell office:value-type="float" office:value="7.65068668708205" calcext:value-type="float">
            <text:p>7.65068668708205</text:p>
          </table:table-cell>
          <table:table-cell office:value-type="float" office:value="7.64940867580473" calcext:value-type="float">
            <text:p>7.64940867580473</text:p>
          </table:table-cell>
          <table:table-cell office:value-type="float" office:value="7.6513157709688" calcext:value-type="float">
            <text:p>7.6513157709688</text:p>
          </table:table-cell>
          <table:table-cell table:number-columns-repeated="11"/>
          <table:table-cell office:value-type="string" calcext:value-type="string">
            <text:p>Non-robust</text:p>
          </table:table-cell>
          <table:table-cell office:value-type="string" calcext:value-type="string">
            <text:p>Decision-focused</text:p>
          </table:table-cell>
          <table:table-cell office:value-type="float" office:value="8.84657748965174" calcext:value-type="float">
            <text:p>8.84657748965174</text:p>
          </table:table-cell>
          <table:table-cell office:value-type="float" office:value="9.42207739216834" calcext:value-type="float">
            <text:p>9.42207739216834</text:p>
          </table:table-cell>
          <table:table-cell office:value-type="float" office:value="9.38921302305907" calcext:value-type="float">
            <text:p>9.38921302305907</text:p>
          </table:table-cell>
          <table:table-cell office:value-type="float" office:value="9.34207006505877" calcext:value-type="float">
            <text:p>9.34207006505877</text:p>
          </table:table-cell>
          <table:table-cell office:value-type="float" office:value="9.33364188697189" calcext:value-type="float">
            <text:p>9.33364188697189</text:p>
          </table:table-cell>
          <table:table-cell office:value-type="float" office:value="9.33330966597796" calcext:value-type="float">
            <text:p>9.33330966597796</text:p>
          </table:table-cell>
          <table:table-cell office:value-type="float" office:value="9.32636265502125" calcext:value-type="float">
            <text:p>9.32636265502125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3.7746763116121" calcext:value-type="float">
            <text:p>13.7746763116121</text:p>
          </table:table-cell>
          <table:table-cell office:value-type="float" office:value="13.7746763185412" calcext:value-type="float">
            <text:p>13.7746763185412</text:p>
          </table:table-cell>
          <table:table-cell office:value-type="float" office:value="13.7746763060987" calcext:value-type="float">
            <text:p>13.7746763060987</text:p>
          </table:table-cell>
          <table:table-cell office:value-type="float" office:value="13.7746763082594" calcext:value-type="float">
            <text:p>13.7746763082594</text:p>
          </table:table-cell>
          <table:table-cell office:value-type="float" office:value="13.7746763041615" calcext:value-type="float">
            <text:p>13.7746763041615</text:p>
          </table:table-cell>
          <table:table-cell office:value-type="float" office:value="13.7746763005853" calcext:value-type="float">
            <text:p>13.7746763005853</text:p>
          </table:table-cell>
          <table:table-cell office:value-type="float" office:value="13.774676309526" calcext:value-type="float">
            <text:p>13.774676309526</text:p>
          </table:table-cell>
          <table:table-cell table:number-columns-repeated="11"/>
          <table:table-cell office:value-type="string" calcext:value-type="string">
            <text:p>Robust</text:p>
          </table:table-cell>
          <table:table-cell office:value-type="string" calcext:value-type="string">
            <text:p>Two-stage</text:p>
          </table:table-cell>
          <table:table-cell office:value-type="float" office:value="8.56089940432459" calcext:value-type="float">
            <text:p>8.56089940432459</text:p>
          </table:table-cell>
          <table:table-cell office:value-type="float" office:value="9.48670001875609" calcext:value-type="float">
            <text:p>9.48670001875609</text:p>
          </table:table-cell>
          <table:table-cell office:value-type="float" office:value="9.45748371080309" calcext:value-type="float">
            <text:p>9.45748371080309</text:p>
          </table:table-cell>
          <table:table-cell office:value-type="float" office:value="9.40461143868417" calcext:value-type="float">
            <text:p>9.40461143868417</text:p>
          </table:table-cell>
          <table:table-cell office:value-type="float" office:value="9.37798084140569" calcext:value-type="float">
            <text:p>9.37798084140569</text:p>
          </table:table-cell>
          <table:table-cell office:value-type="float" office:value="9.36535474165529" calcext:value-type="float">
            <text:p>9.36535474165529</text:p>
          </table:table-cell>
          <table:table-cell office:value-type="float" office:value="9.35841373217851" calcext:value-type="float">
            <text:p>9.35841373217851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73086687728763" calcext:value-type="float">
            <text:p>9.73086687728763</text:p>
          </table:table-cell>
          <table:table-cell office:value-type="float" office:value="9.98959049776197" calcext:value-type="float">
            <text:p>9.98959049776197</text:p>
          </table:table-cell>
          <table:table-cell office:value-type="float" office:value="9.98959050372243" calcext:value-type="float">
            <text:p>9.98959050372243</text:p>
          </table:table-cell>
          <table:table-cell office:value-type="float" office:value="9.9895905007422" calcext:value-type="float">
            <text:p>9.9895905007422</text:p>
          </table:table-cell>
          <table:table-cell office:value-type="float" office:value="9.98959049746394" calcext:value-type="float">
            <text:p>9.98959049746394</text:p>
          </table:table-cell>
          <table:table-cell office:value-type="float" office:value="9.98959050521255" calcext:value-type="float">
            <text:p>9.98959050521255</text:p>
          </table:table-cell>
          <table:table-cell office:value-type="float" office:value="9.98959049716592" calcext:value-type="float">
            <text:p>9.98959049716592</text:p>
          </table:table-cell>
          <table:table-cell table:number-columns-repeated="11"/>
          <table:table-cell office:value-type="string" calcext:value-type="string">
            <text:p>Robust</text:p>
          </table:table-cell>
          <table:table-cell office:value-type="string" calcext:value-type="string">
            <text:p>Decision-focused</text:p>
          </table:table-cell>
          <table:table-cell office:value-type="float" office:value="8.56089940432459" calcext:value-type="float">
            <text:p>8.56089940432459</text:p>
          </table:table-cell>
          <table:table-cell office:value-type="float" office:value="9.47582442266494" calcext:value-type="float">
            <text:p>9.47582442266494</text:p>
          </table:table-cell>
          <table:table-cell office:value-type="float" office:value="9.42200221476704" calcext:value-type="float">
            <text:p>9.42200221476704</text:p>
          </table:table-cell>
          <table:table-cell office:value-type="float" office:value="9.37131633534283" calcext:value-type="float">
            <text:p>9.37131633534283</text:p>
          </table:table-cell>
          <table:table-cell office:value-type="float" office:value="9.3516759583354" calcext:value-type="float">
            <text:p>9.3516759583354</text:p>
          </table:table-cell>
          <table:table-cell office:value-type="float" office:value="9.34117001719028" calcext:value-type="float">
            <text:p>9.34117001719028</text:p>
          </table:table-cell>
          <table:table-cell office:value-type="float" office:value="9.33878925555944" calcext:value-type="float">
            <text:p>9.33878925555944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56986984163523" calcext:value-type="float">
            <text:p>7.56986984163523</text:p>
          </table:table-cell>
          <table:table-cell office:value-type="float" office:value="8.2177554936707" calcext:value-type="float">
            <text:p>8.2177554936707</text:p>
          </table:table-cell>
          <table:table-cell office:value-type="float" office:value="8.21888601765037" calcext:value-type="float">
            <text:p>8.21888601765037</text:p>
          </table:table-cell>
          <table:table-cell office:value-type="float" office:value="8.21342938289046" calcext:value-type="float">
            <text:p>8.21342938289046</text:p>
          </table:table-cell>
          <table:table-cell office:value-type="float" office:value="8.21180755496025" calcext:value-type="float">
            <text:p>8.21180755496025</text:p>
          </table:table-cell>
          <table:table-cell office:value-type="float" office:value="8.20114068329334" calcext:value-type="float">
            <text:p>8.20114068329334</text:p>
          </table:table-cell>
          <table:table-cell office:value-type="float" office:value="8.19581869974732" calcext:value-type="float">
            <text:p>8.195818699747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98935972087085" calcext:value-type="float">
            <text:p>7.98935972087085</text:p>
          </table:table-cell>
          <table:table-cell office:value-type="float" office:value="8.66299230188131" calcext:value-type="float">
            <text:p>8.66299230188131</text:p>
          </table:table-cell>
          <table:table-cell office:value-type="float" office:value="8.64981101982296" calcext:value-type="float">
            <text:p>8.64981101982296</text:p>
          </table:table-cell>
          <table:table-cell office:value-type="float" office:value="8.61077394686639" calcext:value-type="float">
            <text:p>8.61077394686639</text:p>
          </table:table-cell>
          <table:table-cell office:value-type="float" office:value="8.57231699101627" calcext:value-type="float">
            <text:p>8.57231699101627</text:p>
          </table:table-cell>
          <table:table-cell office:value-type="float" office:value="8.5551025801897" calcext:value-type="float">
            <text:p>8.5551025801897</text:p>
          </table:table-cell>
          <table:table-cell office:value-type="float" office:value="8.54905949681997" calcext:value-type="float">
            <text:p>8.54905949681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37438417844474" calcext:value-type="float">
            <text:p>9.37438417844474</text:p>
          </table:table-cell>
          <table:table-cell office:value-type="float" office:value="10.1261702463776" calcext:value-type="float">
            <text:p>10.1261702463776</text:p>
          </table:table-cell>
          <table:table-cell office:value-type="float" office:value="10.13513601318" calcext:value-type="float">
            <text:p>10.13513601318</text:p>
          </table:table-cell>
          <table:table-cell office:value-type="float" office:value="10.0987939282507" calcext:value-type="float">
            <text:p>10.0987939282507</text:p>
          </table:table-cell>
          <table:table-cell office:value-type="float" office:value="10.1313973131031" calcext:value-type="float">
            <text:p>10.1313973131031</text:p>
          </table:table-cell>
          <table:table-cell office:value-type="float" office:value="10.1070732880384" calcext:value-type="float">
            <text:p>10.1070732880384</text:p>
          </table:table-cell>
          <table:table-cell office:value-type="float" office:value="10.1145216586441" calcext:value-type="float">
            <text:p>10.1145216586441</text:p>
          </table:table-cell>
          <table:table-cell table:number-columns-repeated="11"/>
          <table:table-cell office:value-type="string" calcext:value-type="string">
            <text:p>Te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68243089362979" calcext:value-type="float">
            <text:p>9.68243089362979</text:p>
          </table:table-cell>
          <table:table-cell office:value-type="float" office:value="10.2173503768444" calcext:value-type="float">
            <text:p>10.2173503768444</text:p>
          </table:table-cell>
          <table:table-cell office:value-type="float" office:value="10.2173503857851" calcext:value-type="float">
            <text:p>10.2173503857851</text:p>
          </table:table-cell>
          <table:table-cell office:value-type="float" office:value="10.2173503822088" calcext:value-type="float">
            <text:p>10.2173503822088</text:p>
          </table:table-cell>
          <table:table-cell office:value-type="float" office:value="10.2173503744602" calcext:value-type="float">
            <text:p>10.2173503744602</text:p>
          </table:table-cell>
          <table:table-cell office:value-type="float" office:value="10.2173503857851" calcext:value-type="float">
            <text:p>10.2173503857851</text:p>
          </table:table-cell>
          <table:table-cell office:value-type="float" office:value="10.2173503828794" calcext:value-type="float">
            <text:p>10.2173503828794</text:p>
          </table:table-cell>
          <table:table-cell table:number-columns-repeated="11"/>
          <table:table-cell office:value-type="string" calcext:value-type="string">
            <text:p>Non-robust</text:p>
          </table:table-cell>
          <table:table-cell office:value-type="string" calcext:value-type="string">
            <text:p>Two-stage</text:p>
          </table:table-cell>
          <table:table-cell office:value-type="float" office:value="8.82319261783361" calcext:value-type="float">
            <text:p>8.82319261783361</text:p>
          </table:table-cell>
          <table:table-cell office:value-type="float" office:value="9.4633052443862" calcext:value-type="float">
            <text:p>9.4633052443862</text:p>
          </table:table-cell>
          <table:table-cell office:value-type="float" office:value="9.44731129589677" calcext:value-type="float">
            <text:p>9.44731129589677</text:p>
          </table:table-cell>
          <table:table-cell office:value-type="float" office:value="9.4352332752943" calcext:value-type="float">
            <text:p>9.4352332752943</text:p>
          </table:table-cell>
          <table:table-cell office:value-type="float" office:value="9.42150687280297" calcext:value-type="float">
            <text:p>9.42150687280297</text:p>
          </table:table-cell>
          <table:table-cell office:value-type="float" office:value="9.41246271041036" calcext:value-type="float">
            <text:p>9.41246271041036</text:p>
          </table:table-cell>
          <table:table-cell office:value-type="float" office:value="9.40352209350467" calcext:value-type="float">
            <text:p>9.40352209350467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8.55032878756523" calcext:value-type="float">
            <text:p>8.55032878756523</text:p>
          </table:table-cell>
          <table:table-cell office:value-type="float" office:value="8.73822545401752" calcext:value-type="float">
            <text:p>8.73822545401752</text:p>
          </table:table-cell>
          <table:table-cell office:value-type="float" office:value="8.72833505414426" calcext:value-type="float">
            <text:p>8.72833505414426</text:p>
          </table:table-cell>
          <table:table-cell office:value-type="float" office:value="8.71808422006667" calcext:value-type="float">
            <text:p>8.71808422006667</text:p>
          </table:table-cell>
          <table:table-cell office:value-type="float" office:value="8.71446321897209" calcext:value-type="float">
            <text:p>8.71446321897209</text:p>
          </table:table-cell>
          <table:table-cell office:value-type="float" office:value="8.7117231618613" calcext:value-type="float">
            <text:p>8.7117231618613</text:p>
          </table:table-cell>
          <table:table-cell office:value-type="float" office:value="8.71058547608554" calcext:value-type="float">
            <text:p>8.71058547608554</text:p>
          </table:table-cell>
          <table:table-cell table:number-columns-repeated="11"/>
          <table:table-cell office:value-type="string" calcext:value-type="string">
            <text:p>Non-robust</text:p>
          </table:table-cell>
          <table:table-cell office:value-type="string" calcext:value-type="string">
            <text:p>Decision-focused</text:p>
          </table:table-cell>
          <table:table-cell office:value-type="float" office:value="8.82319261783361" calcext:value-type="float">
            <text:p>8.82319261783361</text:p>
          </table:table-cell>
          <table:table-cell office:value-type="float" office:value="9.48848073774576" calcext:value-type="float">
            <text:p>9.48848073774576</text:p>
          </table:table-cell>
          <table:table-cell office:value-type="float" office:value="9.41194358065724" calcext:value-type="float">
            <text:p>9.41194358065724</text:p>
          </table:table-cell>
          <table:table-cell office:value-type="float" office:value="9.39175916257501" calcext:value-type="float">
            <text:p>9.39175916257501</text:p>
          </table:table-cell>
          <table:table-cell office:value-type="float" office:value="9.39691344687343" calcext:value-type="float">
            <text:p>9.39691344687343</text:p>
          </table:table-cell>
          <table:table-cell office:value-type="float" office:value="9.37882369038463" calcext:value-type="float">
            <text:p>9.37882369038463</text:p>
          </table:table-cell>
          <table:table-cell office:value-type="float" office:value="9.36674827745557" calcext:value-type="float">
            <text:p>9.36674827745557</text:p>
          </table:table-cell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6.87166693113744" calcext:value-type="float">
            <text:p>6.87166693113744</text:p>
          </table:table-cell>
          <table:table-cell office:value-type="float" office:value="8.07708383984864" calcext:value-type="float">
            <text:p>8.07708383984864</text:p>
          </table:table-cell>
          <table:table-cell office:value-type="float" office:value="8.0764536447078" calcext:value-type="float">
            <text:p>8.0764536447078</text:p>
          </table:table-cell>
          <table:table-cell office:value-type="float" office:value="8.0489561355859" calcext:value-type="float">
            <text:p>8.0489561355859</text:p>
          </table:table-cell>
          <table:table-cell office:value-type="float" office:value="8.02472559697926" calcext:value-type="float">
            <text:p>8.02472559697926</text:p>
          </table:table-cell>
          <table:table-cell office:value-type="float" office:value="7.98494139410555" calcext:value-type="float">
            <text:p>7.98494139410555</text:p>
          </table:table-cell>
          <table:table-cell office:value-type="float" office:value="7.95330801405013" calcext:value-type="float">
            <text:p>7.95330801405013</text:p>
          </table:table-cell>
          <table:table-cell/>
          <table:table-cell office:value-type="string" calcext:value-type="string">
            <text:p>Testing</text:p>
          </table:table-cell>
          <table:table-cell table:number-columns-repeated="9"/>
          <table:table-cell office:value-type="string" calcext:value-type="string">
            <text:p>Robust</text:p>
          </table:table-cell>
          <table:table-cell office:value-type="string" calcext:value-type="string">
            <text:p>Two-stage</text:p>
          </table:table-cell>
          <table:table-cell office:value-type="float" office:value="8.56093447604775" calcext:value-type="float">
            <text:p>8.56093447604775</text:p>
          </table:table-cell>
          <table:table-cell office:value-type="float" office:value="9.48859351676703" calcext:value-type="float">
            <text:p>9.48859351676703</text:p>
          </table:table-cell>
          <table:table-cell office:value-type="float" office:value="9.44288983228803" calcext:value-type="float">
            <text:p>9.44288983228803</text:p>
          </table:table-cell>
          <table:table-cell office:value-type="float" office:value="9.40052497035265" calcext:value-type="float">
            <text:p>9.40052497035265</text:p>
          </table:table-cell>
          <table:table-cell office:value-type="float" office:value="9.37957928007841" calcext:value-type="float">
            <text:p>9.37957928007841</text:p>
          </table:table-cell>
          <table:table-cell office:value-type="float" office:value="9.36565388280153" calcext:value-type="float">
            <text:p>9.36565388280153</text:p>
          </table:table-cell>
          <table:table-cell office:value-type="float" office:value="9.36161215826869" calcext:value-type="float">
            <text:p>9.36161215826869</text:p>
          </table:table-cell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8.46111120760441" calcext:value-type="float">
            <text:p>8.46111120760441</text:p>
          </table:table-cell>
          <table:table-cell office:value-type="float" office:value="8.94018212735653" calcext:value-type="float">
            <text:p>8.94018212735653</text:p>
          </table:table-cell>
          <table:table-cell office:value-type="float" office:value="8.92496368229389" calcext:value-type="float">
            <text:p>8.92496368229389</text:p>
          </table:table-cell>
          <table:table-cell office:value-type="float" office:value="8.91285470724106" calcext:value-type="float">
            <text:p>8.91285470724106</text:p>
          </table:table-cell>
          <table:table-cell office:value-type="float" office:value="8.9114707839489" calcext:value-type="float">
            <text:p>8.9114707839489</text:p>
          </table:table-cell>
          <table:table-cell office:value-type="float" office:value="8.90770632684231" calcext:value-type="float">
            <text:p>8.90770632684231</text:p>
          </table:table-cell>
          <table:table-cell office:value-type="float" office:value="8.90866671383381" calcext:value-type="float">
            <text:p>8.90866671383381</text:p>
          </table:table-cell>
          <table:table-cell/>
          <table:table-cell office:value-type="string" calcext:value-type="string">
            <text:p>Non-robust</text:p>
          </table:table-cell>
          <table:table-cell office:value-type="string" calcext:value-type="string">
            <text:p>Two-stage</text:p>
          </table:table-cell>
          <table:table-cell table:formula="of:=AVERAGE([.D12:.D21])" office:value-type="float" office:value="8.82319261783361" calcext:value-type="float">
            <text:p>8.82319261783361</text:p>
          </table:table-cell>
          <table:table-cell table:formula="of:=AVERAGE([.E12:.E21])" office:value-type="float" office:value="9.4633052443862" calcext:value-type="float">
            <text:p>9.4633052443862</text:p>
          </table:table-cell>
          <table:table-cell table:formula="of:=AVERAGE([.F12:.F21])" office:value-type="float" office:value="9.44731129589677" calcext:value-type="float">
            <text:p>9.44731129589677</text:p>
          </table:table-cell>
          <table:table-cell table:formula="of:=AVERAGE([.G12:.G21])" office:value-type="float" office:value="9.4352332752943" calcext:value-type="float">
            <text:p>9.4352332752943</text:p>
          </table:table-cell>
          <table:table-cell table:formula="of:=AVERAGE([.H12:.H21])" office:value-type="float" office:value="9.42150687280297" calcext:value-type="float">
            <text:p>9.42150687280297</text:p>
          </table:table-cell>
          <table:table-cell table:formula="of:=AVERAGE([.I12:.I21])" office:value-type="float" office:value="9.41246271041036" calcext:value-type="float">
            <text:p>9.41246271041036</text:p>
          </table:table-cell>
          <table:table-cell table:formula="of:=AVERAGE([.J12:.J21])" office:value-type="float" office:value="9.40352209350467" calcext:value-type="float">
            <text:p>9.40352209350467</text:p>
          </table:table-cell>
          <table:table-cell/>
          <table:table-cell office:value-type="string" calcext:value-type="string">
            <text:p>Robust</text:p>
          </table:table-cell>
          <table:table-cell office:value-type="string" calcext:value-type="string">
            <text:p>Decision-focused</text:p>
          </table:table-cell>
          <table:table-cell office:value-type="float" office:value="8.56093447604775" calcext:value-type="float">
            <text:p>8.56093447604775</text:p>
          </table:table-cell>
          <table:table-cell office:value-type="float" office:value="9.44140802335739" calcext:value-type="float">
            <text:p>9.44140802335739</text:p>
          </table:table-cell>
          <table:table-cell office:value-type="float" office:value="9.37313059976697" calcext:value-type="float">
            <text:p>9.37313059976697</text:p>
          </table:table-cell>
          <table:table-cell office:value-type="float" office:value="9.35887964308262" calcext:value-type="float">
            <text:p>9.35887964308262</text:p>
          </table:table-cell>
          <table:table-cell office:value-type="float" office:value="9.35975730058551" calcext:value-type="float">
            <text:p>9.35975730058551</text:p>
          </table:table-cell>
          <table:table-cell office:value-type="float" office:value="9.35358114308119" calcext:value-type="float">
            <text:p>9.35358114308119</text:p>
          </table:table-cell>
          <table:table-cell office:value-type="float" office:value="9.35171539202333" calcext:value-type="float">
            <text:p>9.35171539202333</text:p>
          </table:table-cell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6.97158178597689" calcext:value-type="float">
            <text:p>6.97158178597689</text:p>
          </table:table-cell>
          <table:table-cell office:value-type="float" office:value="8.31098683267832" calcext:value-type="float">
            <text:p>8.31098683267832</text:p>
          </table:table-cell>
          <table:table-cell office:value-type="float" office:value="8.31543886095285" calcext:value-type="float">
            <text:p>8.31543886095285</text:p>
          </table:table-cell>
          <table:table-cell office:value-type="float" office:value="8.31179586917162" calcext:value-type="float">
            <text:p>8.31179586917162</text:p>
          </table:table-cell>
          <table:table-cell office:value-type="float" office:value="8.30704327136278" calcext:value-type="float">
            <text:p>8.30704327136278</text:p>
          </table:table-cell>
          <table:table-cell office:value-type="float" office:value="8.30710765391588" calcext:value-type="float">
            <text:p>8.30710765391588</text:p>
          </table:table-cell>
          <table:table-cell office:value-type="float" office:value="8.29388005286455" calcext:value-type="float">
            <text:p>8.293880052864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3.2967281651497" calcext:value-type="float">
            <text:p>13.2967281651497</text:p>
          </table:table-cell>
          <table:table-cell office:value-type="float" office:value="13.2967281797528" calcext:value-type="float">
            <text:p>13.2967281797528</text:p>
          </table:table-cell>
          <table:table-cell office:value-type="float" office:value="13.2967281746864" calcext:value-type="float">
            <text:p>13.2967281746864</text:p>
          </table:table-cell>
          <table:table-cell office:value-type="float" office:value="13.2967281675339" calcext:value-type="float">
            <text:p>13.2967281675339</text:p>
          </table:table-cell>
          <table:table-cell office:value-type="float" office:value="13.2967281794548" calcext:value-type="float">
            <text:p>13.2967281794548</text:p>
          </table:table-cell>
          <table:table-cell office:value-type="float" office:value="13.2967281675339" calcext:value-type="float">
            <text:p>13.2967281675339</text:p>
          </table:table-cell>
          <table:table-cell office:value-type="float" office:value="13.2967281699181" calcext:value-type="float">
            <text:p>13.29672816991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10.0836095833778" calcext:value-type="float">
            <text:p>10.0836095833778</text:p>
          </table:table-cell>
          <table:table-cell office:value-type="float" office:value="10.3980968958139" calcext:value-type="float">
            <text:p>10.3980968958139</text:p>
          </table:table-cell>
          <table:table-cell office:value-type="float" office:value="10.3980968719721" calcext:value-type="float">
            <text:p>10.3980968719721</text:p>
          </table:table-cell>
          <table:table-cell office:value-type="float" office:value="10.3980968862772" calcext:value-type="float">
            <text:p>10.3980968862772</text:p>
          </table:table-cell>
          <table:table-cell office:value-type="float" office:value="10.3980968886614" calcext:value-type="float">
            <text:p>10.3980968886614</text:p>
          </table:table-cell>
          <table:table-cell office:value-type="float" office:value="10.3980968910456" calcext:value-type="float">
            <text:p>10.3980968910456</text:p>
          </table:table-cell>
          <table:table-cell office:value-type="float" office:value="10.3980968958139" calcext:value-type="float">
            <text:p>10.39809689581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36137546092272" calcext:value-type="float">
            <text:p>7.36137546092272</text:p>
          </table:table-cell>
          <table:table-cell office:value-type="float" office:value="8.06296566992998" calcext:value-type="float">
            <text:p>8.06296566992998</text:p>
          </table:table-cell>
          <table:table-cell office:value-type="float" office:value="8.04332844525576" calcext:value-type="float">
            <text:p>8.04332844525576</text:p>
          </table:table-cell>
          <table:table-cell office:value-type="float" office:value="8.01821290642023" calcext:value-type="float">
            <text:p>8.01821290642023</text:p>
          </table:table-cell>
          <table:table-cell office:value-type="float" office:value="7.99303652435541" calcext:value-type="float">
            <text:p>7.99303652435541</text:p>
          </table:table-cell>
          <table:table-cell office:value-type="float" office:value="7.96690845757723" calcext:value-type="float">
            <text:p>7.96690845757723</text:p>
          </table:table-cell>
          <table:table-cell office:value-type="float" office:value="7.94530726104975" calcext:value-type="float">
            <text:p>7.945307261049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7.54244179189205" calcext:value-type="float">
            <text:p>7.54244179189205</text:p>
          </table:table-cell>
          <table:table-cell office:value-type="float" office:value="8.50272908329964" calcext:value-type="float">
            <text:p>8.50272908329964</text:p>
          </table:table-cell>
          <table:table-cell office:value-type="float" office:value="8.40791005730629" calcext:value-type="float">
            <text:p>8.40791005730629</text:p>
          </table:table-cell>
          <table:table-cell office:value-type="float" office:value="8.35173651814461" calcext:value-type="float">
            <text:p>8.35173651814461</text:p>
          </table:table-cell>
          <table:table-cell office:value-type="float" office:value="8.29287306427956" calcext:value-type="float">
            <text:p>8.29287306427956</text:p>
          </table:table-cell>
          <table:table-cell office:value-type="float" office:value="8.25582697749138" calcext:value-type="float">
            <text:p>8.25582697749138</text:p>
          </table:table-cell>
          <table:table-cell office:value-type="float" office:value="8.21791058659553" calcext:value-type="float">
            <text:p>8.217910586595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06659159958363" calcext:value-type="float">
            <text:p>9.06659159958363</text:p>
          </table:table-cell>
          <table:table-cell office:value-type="float" office:value="9.80736555665732" calcext:value-type="float">
            <text:p>9.80736555665732</text:p>
          </table:table-cell>
          <table:table-cell office:value-type="float" office:value="9.79177964419127" calcext:value-type="float">
            <text:p>9.79177964419127</text:p>
          </table:table-cell>
          <table:table-cell office:value-type="float" office:value="9.7892868694663" calcext:value-type="float">
            <text:p>9.7892868694663</text:p>
          </table:table-cell>
          <table:table-cell office:value-type="float" office:value="9.76486363500357" calcext:value-type="float">
            <text:p>9.76486363500357</text:p>
          </table:table-cell>
          <table:table-cell office:value-type="float" office:value="9.7627566626668" calcext:value-type="float">
            <text:p>9.7627566626668</text:p>
          </table:table-cell>
          <table:table-cell office:value-type="float" office:value="9.76768336027861" calcext:value-type="float">
            <text:p>9.767683360278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9.58752397537231" calcext:value-type="float">
            <text:p>9.58752397537231</text:p>
          </table:table-cell>
          <table:table-cell office:value-type="float" office:value="9.86121235132217" calcext:value-type="float">
            <text:p>9.86121235132217</text:p>
          </table:table-cell>
          <table:table-cell office:value-type="float" office:value="9.86121237039566" calcext:value-type="float">
            <text:p>9.86121237039566</text:p>
          </table:table-cell>
          <table:table-cell office:value-type="float" office:value="9.86121235609055" calcext:value-type="float">
            <text:p>9.86121235609055</text:p>
          </table:table-cell>
          <table:table-cell office:value-type="float" office:value="9.86121237516403" calcext:value-type="float">
            <text:p>9.86121237516403</text:p>
          </table:table-cell>
          <table:table-cell table:number-columns-repeated="2" office:value-type="float" office:value="9.86121235609055" calcext:value-type="float">
            <text:p>9.861212356090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8.98663753181696" calcext:value-type="float">
            <text:p>8.98663753181696</text:p>
          </table:table-cell>
          <table:table-cell office:value-type="float" office:value="9.25337744563818" calcext:value-type="float">
            <text:p>9.25337744563818</text:p>
          </table:table-cell>
          <table:table-cell office:value-type="float" office:value="9.24681595891714" calcext:value-type="float">
            <text:p>9.24681595891714</text:p>
          </table:table-cell>
          <table:table-cell office:value-type="float" office:value="9.23993718266487" calcext:value-type="float">
            <text:p>9.23993718266487</text:p>
          </table:table-cell>
          <table:table-cell office:value-type="float" office:value="9.23464175969362" calcext:value-type="float">
            <text:p>9.23464175969362</text:p>
          </table:table-cell>
          <table:table-cell office:value-type="float" office:value="9.23059605628252" calcext:value-type="float">
            <text:p>9.23059605628252</text:p>
          </table:table-cell>
          <table:table-cell office:value-type="float" office:value="9.22524216681719" calcext:value-type="float">
            <text:p>9.225242166817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two-stage</text:p>
          </table:table-cell>
          <table:table-cell office:value-type="float" office:value="6.87432507663965" calcext:value-type="float">
            <text:p>6.87432507663965</text:p>
          </table:table-cell>
          <table:table-cell office:value-type="float" office:value="8.19940830141306" calcext:value-type="float">
            <text:p>8.19940830141306</text:p>
          </table:table-cell>
          <table:table-cell office:value-type="float" office:value="8.18683889299631" calcext:value-type="float">
            <text:p>8.18683889299631</text:p>
          </table:table-cell>
          <table:table-cell office:value-type="float" office:value="8.17247128993273" calcext:value-type="float">
            <text:p>8.17247128993273</text:p>
          </table:table-cell>
          <table:table-cell office:value-type="float" office:value="8.15510224610567" calcext:value-type="float">
            <text:p>8.15510224610567</text:p>
          </table:table-cell>
          <table:table-cell office:value-type="float" office:value="8.13768755465746" calcext:value-type="float">
            <text:p>8.13768755465746</text:p>
          </table:table-cell>
          <table:table-cell office:value-type="float" office:value="8.12049337178469" calcext:value-type="float">
            <text:p>8.12049337178469</text:p>
          </table:table-cell>
          <table:table-cell/>
          <table:table-cell office:value-type="string" calcext:value-type="string">
            <text:p>Train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33968993760645" calcext:value-type="float">
            <text:p>8.33968993760645</text:p>
          </table:table-cell>
          <table:table-cell office:value-type="float" office:value="8.69279357798398" calcext:value-type="float">
            <text:p>8.69279357798398</text:p>
          </table:table-cell>
          <table:table-cell office:value-type="float" office:value="8.70412489652634" calcext:value-type="float">
            <text:p>8.70412489652634</text:p>
          </table:table-cell>
          <table:table-cell office:value-type="float" office:value="8.71069940261543" calcext:value-type="float">
            <text:p>8.71069940261543</text:p>
          </table:table-cell>
          <table:table-cell office:value-type="float" office:value="8.71790377825499" calcext:value-type="float">
            <text:p>8.71790377825499</text:p>
          </table:table-cell>
          <table:table-cell office:value-type="float" office:value="8.70453555785119" calcext:value-type="float">
            <text:p>8.70453555785119</text:p>
          </table:table-cell>
          <table:table-cell office:value-type="float" office:value="8.69455884829164" calcext:value-type="float">
            <text:p>8.69455884829164</text:p>
          </table:table-cell>
          <table:table-cell/>
          <table:table-cell office:value-type="string" calcext:value-type="string">
            <text:p>Non-robust</text:p>
          </table:table-cell>
          <table:table-cell office:value-type="string" calcext:value-type="string">
            <text:p>Decision-focused</text:p>
          </table:table-cell>
          <table:table-cell table:formula="of:=AVERAGE([.D22:.D31])" office:value-type="float" office:value="8.84657748965174" calcext:value-type="float">
            <text:p>8.84657748965174</text:p>
          </table:table-cell>
          <table:table-cell table:formula="of:=AVERAGE([.E22:.E31])" office:value-type="float" office:value="9.42207739216834" calcext:value-type="float">
            <text:p>9.42207739216834</text:p>
          </table:table-cell>
          <table:table-cell table:formula="of:=AVERAGE([.F22:.F31])" office:value-type="float" office:value="9.38921302305907" calcext:value-type="float">
            <text:p>9.38921302305907</text:p>
          </table:table-cell>
          <table:table-cell table:formula="of:=AVERAGE([.G22:.G31])" office:value-type="float" office:value="9.34207006505877" calcext:value-type="float">
            <text:p>9.34207006505877</text:p>
          </table:table-cell>
          <table:table-cell table:formula="of:=AVERAGE([.H22:.H31])" office:value-type="float" office:value="9.33364188697189" calcext:value-type="float">
            <text:p>9.33364188697189</text:p>
          </table:table-cell>
          <table:table-cell table:formula="of:=AVERAGE([.I22:.I31])" office:value-type="float" office:value="9.33330966597796" calcext:value-type="float">
            <text:p>9.33330966597796</text:p>
          </table:table-cell>
          <table:table-cell table:formula="of:=AVERAGE([.J22:.J31])" office:value-type="float" office:value="9.32636265502125" calcext:value-type="float">
            <text:p>9.32636265502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5825014167279" calcext:value-type="float">
            <text:p>6.5825014167279</text:p>
          </table:table-cell>
          <table:table-cell office:value-type="float" office:value="7.54287085346878" calcext:value-type="float">
            <text:p>7.54287085346878</text:p>
          </table:table-cell>
          <table:table-cell office:value-type="float" office:value="7.5505743188411" calcext:value-type="float">
            <text:p>7.5505743188411</text:p>
          </table:table-cell>
          <table:table-cell office:value-type="float" office:value="7.5340714585036" calcext:value-type="float">
            <text:p>7.5340714585036</text:p>
          </table:table-cell>
          <table:table-cell office:value-type="float" office:value="7.53348003290594" calcext:value-type="float">
            <text:p>7.53348003290594</text:p>
          </table:table-cell>
          <table:table-cell office:value-type="float" office:value="7.52901702664793" calcext:value-type="float">
            <text:p>7.52901702664793</text:p>
          </table:table-cell>
          <table:table-cell office:value-type="float" office:value="7.52222391746938" calcext:value-type="float">
            <text:p>7.52222391746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7746763116121" calcext:value-type="float">
            <text:p>13.7746763116121</text:p>
          </table:table-cell>
          <table:table-cell office:value-type="float" office:value="13.7746763125062" calcext:value-type="float">
            <text:p>13.7746763125062</text:p>
          </table:table-cell>
          <table:table-cell office:value-type="float" office:value="13.7746763111651" calcext:value-type="float">
            <text:p>13.7746763111651</text:p>
          </table:table-cell>
          <table:table-cell office:value-type="float" office:value="13.7746763066202" calcext:value-type="float">
            <text:p>13.7746763066202</text:p>
          </table:table-cell>
          <table:table-cell office:value-type="float" office:value="13.774676309824" calcext:value-type="float">
            <text:p>13.774676309824</text:p>
          </table:table-cell>
          <table:table-cell office:value-type="float" office:value="13.7746763134003" calcext:value-type="float">
            <text:p>13.7746763134003</text:p>
          </table:table-cell>
          <table:table-cell office:value-type="float" office:value="13.77467631042" calcext:value-type="float">
            <text:p>13.77467631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73086687728763" calcext:value-type="float">
            <text:p>9.73086687728763</text:p>
          </table:table-cell>
          <table:table-cell office:value-type="float" office:value="9.98959050863981" calcext:value-type="float">
            <text:p>9.98959050863981</text:p>
          </table:table-cell>
          <table:table-cell office:value-type="float" office:value="9.98959050282836" calcext:value-type="float">
            <text:p>9.98959050282836</text:p>
          </table:table-cell>
          <table:table-cell office:value-type="float" office:value="9.98959050744772" calcext:value-type="float">
            <text:p>9.98959050744772</text:p>
          </table:table-cell>
          <table:table-cell office:value-type="float" office:value="9.98959050551057" calcext:value-type="float">
            <text:p>9.98959050551057</text:p>
          </table:table-cell>
          <table:table-cell office:value-type="float" office:value="9.98959049418569" calcext:value-type="float">
            <text:p>9.98959049418569</text:p>
          </table:table-cell>
          <table:table-cell office:value-type="float" office:value="9.98959049105644" calcext:value-type="float">
            <text:p>9.989590491056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56986984163523" calcext:value-type="float">
            <text:p>7.56986984163523</text:p>
          </table:table-cell>
          <table:table-cell office:value-type="float" office:value="8.19092222958803" calcext:value-type="float">
            <text:p>8.19092222958803</text:p>
          </table:table-cell>
          <table:table-cell office:value-type="float" office:value="8.18677707701922" calcext:value-type="float">
            <text:p>8.18677707701922</text:p>
          </table:table-cell>
          <table:table-cell office:value-type="float" office:value="8.16998313546181" calcext:value-type="float">
            <text:p>8.16998313546181</text:p>
          </table:table-cell>
          <table:table-cell office:value-type="float" office:value="8.15909059390426" calcext:value-type="float">
            <text:p>8.15909059390426</text:p>
          </table:table-cell>
          <table:table-cell office:value-type="float" office:value="8.16065182328224" calcext:value-type="float">
            <text:p>8.16065182328224</text:p>
          </table:table-cell>
          <table:table-cell office:value-type="float" office:value="8.15965056926012" calcext:value-type="float">
            <text:p>8.15965056926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98935972087085" calcext:value-type="float">
            <text:p>7.98935972087085</text:p>
          </table:table-cell>
          <table:table-cell office:value-type="float" office:value="8.70411333464086" calcext:value-type="float">
            <text:p>8.70411333464086</text:p>
          </table:table-cell>
          <table:table-cell office:value-type="float" office:value="8.60577689111233" calcext:value-type="float">
            <text:p>8.60577689111233</text:p>
          </table:table-cell>
          <table:table-cell office:value-type="float" office:value="8.50702533923089" calcext:value-type="float">
            <text:p>8.50702533923089</text:p>
          </table:table-cell>
          <table:table-cell office:value-type="float" office:value="8.48853367693722" calcext:value-type="float">
            <text:p>8.48853367693722</text:p>
          </table:table-cell>
          <table:table-cell office:value-type="float" office:value="8.47751390941441" calcext:value-type="float">
            <text:p>8.47751390941441</text:p>
          </table:table-cell>
          <table:table-cell office:value-type="float" office:value="8.47615454487503" calcext:value-type="float">
            <text:p>8.476154544875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37438417844474" calcext:value-type="float">
            <text:p>9.37438417844474</text:p>
          </table:table-cell>
          <table:table-cell office:value-type="float" office:value="10.5090755169839" calcext:value-type="float">
            <text:p>10.5090755169839</text:p>
          </table:table-cell>
          <table:table-cell office:value-type="float" office:value="10.3159339144826" calcext:value-type="float">
            <text:p>10.3159339144826</text:p>
          </table:table-cell>
          <table:table-cell office:value-type="float" office:value="10.0937114243954" calcext:value-type="float">
            <text:p>10.0937114243954</text:p>
          </table:table-cell>
          <table:table-cell office:value-type="float" office:value="10.0898352328688" calcext:value-type="float">
            <text:p>10.0898352328688</text:p>
          </table:table-cell>
          <table:table-cell office:value-type="float" office:value="10.0914830874652" calcext:value-type="float">
            <text:p>10.0914830874652</text:p>
          </table:table-cell>
          <table:table-cell office:value-type="float" office:value="10.0656666880101" calcext:value-type="float">
            <text:p>10.0656666880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68243089362979" calcext:value-type="float">
            <text:p>9.68243089362979</text:p>
          </table:table-cell>
          <table:table-cell office:value-type="float" office:value="10.2173503715545" calcext:value-type="float">
            <text:p>10.2173503715545</text:p>
          </table:table-cell>
          <table:table-cell office:value-type="float" office:value="10.2173503762484" calcext:value-type="float">
            <text:p>10.2173503762484</text:p>
          </table:table-cell>
          <table:table-cell office:value-type="float" office:value="10.217350372076" calcext:value-type="float">
            <text:p>10.217350372076</text:p>
          </table:table-cell>
          <table:table-cell office:value-type="float" office:value="10.2173503774405" calcext:value-type="float">
            <text:p>10.2173503774405</text:p>
          </table:table-cell>
          <table:table-cell office:value-type="float" office:value="10.2173503750563" calcext:value-type="float">
            <text:p>10.2173503750563</text:p>
          </table:table-cell>
          <table:table-cell office:value-type="float" office:value="10.2173503696918" calcext:value-type="float">
            <text:p>10.21735036969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55032878756523" calcext:value-type="float">
            <text:p>8.55032878756523</text:p>
          </table:table-cell>
          <table:table-cell office:value-type="float" office:value="8.78611798368394" calcext:value-type="float">
            <text:p>8.78611798368394</text:p>
          </table:table-cell>
          <table:table-cell office:value-type="float" office:value="8.73783630825579" calcext:value-type="float">
            <text:p>8.73783630825579</text:p>
          </table:table-cell>
          <table:table-cell office:value-type="float" office:value="8.70658026464283" calcext:value-type="float">
            <text:p>8.70658026464283</text:p>
          </table:table-cell>
          <table:table-cell office:value-type="float" office:value="8.70980105347931" calcext:value-type="float">
            <text:p>8.70980105347931</text:p>
          </table:table-cell>
          <table:table-cell office:value-type="float" office:value="8.71002759538591" calcext:value-type="float">
            <text:p>8.71002759538591</text:p>
          </table:table-cell>
          <table:table-cell office:value-type="float" office:value="8.70683582790196" calcext:value-type="float">
            <text:p>8.70683582790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87166693113744" calcext:value-type="float">
            <text:p>6.87166693113744</text:p>
          </table:table-cell>
          <table:table-cell office:value-type="float" office:value="7.81326323263347" calcext:value-type="float">
            <text:p>7.81326323263347</text:p>
          </table:table-cell>
          <table:table-cell office:value-type="float" office:value="7.80948963411152" calcext:value-type="float">
            <text:p>7.80948963411152</text:p>
          </table:table-cell>
          <table:table-cell office:value-type="float" office:value="7.71701243959367" calcext:value-type="float">
            <text:p>7.71701243959367</text:p>
          </table:table-cell>
          <table:table-cell office:value-type="float" office:value="7.65615730859339" calcext:value-type="float">
            <text:p>7.65615730859339</text:p>
          </table:table-cell>
          <table:table-cell office:value-type="float" office:value="7.67825047709048" calcext:value-type="float">
            <text:p>7.67825047709048</text:p>
          </table:table-cell>
          <table:table-cell office:value-type="float" office:value="7.65691898323596" calcext:value-type="float">
            <text:p>7.65691898323596</text:p>
          </table:table-cell>
          <table:table-cell/>
          <table:table-cell office:value-type="string" calcext:value-type="string">
            <text:p>Tes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46111120760441" calcext:value-type="float">
            <text:p>8.46111120760441</text:p>
          </table:table-cell>
          <table:table-cell office:value-type="float" office:value="8.95772734224796" calcext:value-type="float">
            <text:p>8.95772734224796</text:p>
          </table:table-cell>
          <table:table-cell office:value-type="float" office:value="8.90330438554287" calcext:value-type="float">
            <text:p>8.90330438554287</text:p>
          </table:table-cell>
          <table:table-cell office:value-type="float" office:value="8.94193122446537" calcext:value-type="float">
            <text:p>8.94193122446537</text:p>
          </table:table-cell>
          <table:table-cell office:value-type="float" office:value="8.99804197371006" calcext:value-type="float">
            <text:p>8.99804197371006</text:p>
          </table:table-cell>
          <table:table-cell office:value-type="float" office:value="8.9893224042654" calcext:value-type="float">
            <text:p>8.9893224042654</text:p>
          </table:table-cell>
          <table:table-cell office:value-type="float" office:value="8.95906774580479" calcext:value-type="float">
            <text:p>8.95906774580479</text:p>
          </table:table-cell>
          <table:table-cell/>
          <table:table-cell office:value-type="string" calcext:value-type="string">
            <text:p>Non-robust</text:p>
          </table:table-cell>
          <table:table-cell office:value-type="string" calcext:value-type="string">
            <text:p>Decision-focused</text:p>
          </table:table-cell>
          <table:table-cell table:formula="of:=AVERAGE([.D32:.D41])" office:value-type="float" office:value="8.82319261783361" calcext:value-type="float">
            <text:p>8.82319261783361</text:p>
          </table:table-cell>
          <table:table-cell table:formula="of:=AVERAGE([.E32:.E41])" office:value-type="float" office:value="9.48848073774576" calcext:value-type="float">
            <text:p>9.48848073774576</text:p>
          </table:table-cell>
          <table:table-cell table:formula="of:=AVERAGE([.F32:.F41])" office:value-type="float" office:value="9.41194358065724" calcext:value-type="float">
            <text:p>9.41194358065724</text:p>
          </table:table-cell>
          <table:table-cell table:formula="of:=AVERAGE([.G32:.G41])" office:value-type="float" office:value="9.39175916257501" calcext:value-type="float">
            <text:p>9.39175916257501</text:p>
          </table:table-cell>
          <table:table-cell table:formula="of:=AVERAGE([.H32:.H41])" office:value-type="float" office:value="9.39691344687343" calcext:value-type="float">
            <text:p>9.39691344687343</text:p>
          </table:table-cell>
          <table:table-cell table:formula="of:=AVERAGE([.I32:.I41])" office:value-type="float" office:value="9.37882369038463" calcext:value-type="float">
            <text:p>9.37882369038463</text:p>
          </table:table-cell>
          <table:table-cell table:formula="of:=AVERAGE([.J32:.J41])" office:value-type="float" office:value="9.36674827745557" calcext:value-type="float">
            <text:p>9.366748277455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97158178597689" calcext:value-type="float">
            <text:p>6.97158178597689</text:p>
          </table:table-cell>
          <table:table-cell office:value-type="float" office:value="8.19151236861944" calcext:value-type="float">
            <text:p>8.19151236861944</text:p>
          </table:table-cell>
          <table:table-cell office:value-type="float" office:value="8.27327691048384" calcext:value-type="float">
            <text:p>8.27327691048384</text:p>
          </table:table-cell>
          <table:table-cell office:value-type="float" office:value="8.29153693646193" calcext:value-type="float">
            <text:p>8.29153693646193</text:p>
          </table:table-cell>
          <table:table-cell office:value-type="float" office:value="8.31435047835112" calcext:value-type="float">
            <text:p>8.31435047835112</text:p>
          </table:table-cell>
          <table:table-cell office:value-type="float" office:value="8.30623418062925" calcext:value-type="float">
            <text:p>8.30623418062925</text:p>
          </table:table-cell>
          <table:table-cell office:value-type="float" office:value="8.25555959254503" calcext:value-type="float">
            <text:p>8.255559592545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2967281651497" calcext:value-type="float">
            <text:p>13.2967281651497</text:p>
          </table:table-cell>
          <table:table-cell office:value-type="float" office:value="13.2967281627655" calcext:value-type="float">
            <text:p>13.2967281627655</text:p>
          </table:table-cell>
          <table:table-cell office:value-type="float" office:value="13.2967281770706" calcext:value-type="float">
            <text:p>13.2967281770706</text:p>
          </table:table-cell>
          <table:table-cell table:number-columns-repeated="3" office:value-type="float" office:value="13.2967281842232" calcext:value-type="float">
            <text:p>13.2967281842232</text:p>
          </table:table-cell>
          <table:table-cell office:value-type="float" office:value="13.2967281770706" calcext:value-type="float">
            <text:p>13.29672817707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0.0836095833778" calcext:value-type="float">
            <text:p>10.0836095833778</text:p>
          </table:table-cell>
          <table:table-cell office:value-type="float" office:value="10.3980968791246" calcext:value-type="float">
            <text:p>10.3980968791246</text:p>
          </table:table-cell>
          <table:table-cell office:value-type="float" office:value="10.3980969077349" calcext:value-type="float">
            <text:p>10.3980969077349</text:p>
          </table:table-cell>
          <table:table-cell office:value-type="float" office:value="10.3980968910456" calcext:value-type="float">
            <text:p>10.3980968910456</text:p>
          </table:table-cell>
          <table:table-cell office:value-type="float" office:value="10.3980968791246" calcext:value-type="float">
            <text:p>10.3980968791246</text:p>
          </table:table-cell>
          <table:table-cell office:value-type="float" office:value="10.398096883893" calcext:value-type="float">
            <text:p>10.398096883893</text:p>
          </table:table-cell>
          <table:table-cell office:value-type="float" office:value="10.3980968791246" calcext:value-type="float">
            <text:p>10.3980968791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36137546092272" calcext:value-type="float">
            <text:p>7.36137546092272</text:p>
          </table:table-cell>
          <table:table-cell office:value-type="float" office:value="7.99343972355127" calcext:value-type="float">
            <text:p>7.99343972355127</text:p>
          </table:table-cell>
          <table:table-cell office:value-type="float" office:value="8.04817388802767" calcext:value-type="float">
            <text:p>8.04817388802767</text:p>
          </table:table-cell>
          <table:table-cell office:value-type="float" office:value="8.090377189219" calcext:value-type="float">
            <text:p>8.090377189219</text:p>
          </table:table-cell>
          <table:table-cell office:value-type="float" office:value="8.07841992527247" calcext:value-type="float">
            <text:p>8.07841992527247</text:p>
          </table:table-cell>
          <table:table-cell office:value-type="float" office:value="8.03570017486811" calcext:value-type="float">
            <text:p>8.03570017486811</text:p>
          </table:table-cell>
          <table:table-cell office:value-type="float" office:value="8.01292579561472" calcext:value-type="float">
            <text:p>8.012925795614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54244179189205" calcext:value-type="float">
            <text:p>7.54244179189205</text:p>
          </table:table-cell>
          <table:table-cell office:value-type="float" office:value="8.58665070414543" calcext:value-type="float">
            <text:p>8.58665070414543</text:p>
          </table:table-cell>
          <table:table-cell office:value-type="float" office:value="8.2782193338871" calcext:value-type="float">
            <text:p>8.2782193338871</text:p>
          </table:table-cell>
          <table:table-cell office:value-type="float" office:value="8.1344157242775" calcext:value-type="float">
            <text:p>8.1344157242775</text:p>
          </table:table-cell>
          <table:table-cell office:value-type="float" office:value="8.03026679933071" calcext:value-type="float">
            <text:p>8.03026679933071</text:p>
          </table:table-cell>
          <table:table-cell office:value-type="float" office:value="8.0076768296957" calcext:value-type="float">
            <text:p>8.0076768296957</text:p>
          </table:table-cell>
          <table:table-cell office:value-type="float" office:value="8.01604403674603" calcext:value-type="float">
            <text:p>8.016044036746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06659159958363" calcext:value-type="float">
            <text:p>9.06659159958363</text:p>
          </table:table-cell>
          <table:table-cell office:value-type="float" office:value="10.2227816367149" calcext:value-type="float">
            <text:p>10.2227816367149</text:p>
          </table:table-cell>
          <table:table-cell office:value-type="float" office:value="9.7583045193553" calcext:value-type="float">
            <text:p>9.7583045193553</text:p>
          </table:table-cell>
          <table:table-cell office:value-type="float" office:value="9.74196905344725" calcext:value-type="float">
            <text:p>9.74196905344725</text:p>
          </table:table-cell>
          <table:table-cell office:value-type="float" office:value="9.75134322851896" calcext:value-type="float">
            <text:p>9.75134322851896</text:p>
          </table:table-cell>
          <table:table-cell office:value-type="float" office:value="9.73991274684668" calcext:value-type="float">
            <text:p>9.73991274684668</text:p>
          </table:table-cell>
          <table:table-cell office:value-type="float" office:value="9.72621503323317" calcext:value-type="float">
            <text:p>9.726215033233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58752397537231" calcext:value-type="float">
            <text:p>9.58752397537231</text:p>
          </table:table-cell>
          <table:table-cell office:value-type="float" office:value="9.8612123465538" calcext:value-type="float">
            <text:p>9.8612123465538</text:p>
          </table:table-cell>
          <table:table-cell office:value-type="float" office:value="9.86121235132217" calcext:value-type="float">
            <text:p>9.86121235132217</text:p>
          </table:table-cell>
          <table:table-cell office:value-type="float" office:value="9.86121237039566" calcext:value-type="float">
            <text:p>9.86121237039566</text:p>
          </table:table-cell>
          <table:table-cell office:value-type="float" office:value="9.86121235609055" calcext:value-type="float">
            <text:p>9.86121235609055</text:p>
          </table:table-cell>
          <table:table-cell office:value-type="float" office:value="9.8612123465538" calcext:value-type="float">
            <text:p>9.8612123465538</text:p>
          </table:table-cell>
          <table:table-cell office:value-type="float" office:value="9.86121235609055" calcext:value-type="float">
            <text:p>9.861212356090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98663753181696" calcext:value-type="float">
            <text:p>8.98663753181696</text:p>
          </table:table-cell>
          <table:table-cell office:value-type="float" office:value="9.29819114118815" calcext:value-type="float">
            <text:p>9.29819114118815</text:p>
          </table:table-cell>
          <table:table-cell office:value-type="float" office:value="9.23845286637545" calcext:value-type="float">
            <text:p>9.23845286637545</text:p>
          </table:table-cell>
          <table:table-cell office:value-type="float" office:value="9.2503175213933" calcext:value-type="float">
            <text:p>9.2503175213933</text:p>
          </table:table-cell>
          <table:table-cell office:value-type="float" office:value="9.25049379378557" calcext:value-type="float">
            <text:p>9.25049379378557</text:p>
          </table:table-cell>
          <table:table-cell office:value-type="float" office:value="9.24626930743456" calcext:value-type="float">
            <text:p>9.24626930743456</text:p>
          </table:table-cell>
          <table:table-cell office:value-type="float" office:value="9.23284818440676" calcext:value-type="float">
            <text:p>9.232848184406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non-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87432507663965" calcext:value-type="float">
            <text:p>6.87432507663965</text:p>
          </table:table-cell>
          <table:table-cell office:value-type="float" office:value="8.07846707254648" calcext:value-type="float">
            <text:p>8.07846707254648</text:p>
          </table:table-cell>
          <table:table-cell office:value-type="float" office:value="8.06366646677256" calcext:value-type="float">
            <text:p>8.06366646677256</text:p>
          </table:table-cell>
          <table:table-cell office:value-type="float" office:value="7.91100653082132" calcext:value-type="float">
            <text:p>7.91100653082132</text:p>
          </table:table-cell>
          <table:table-cell office:value-type="float" office:value="7.99018085032701" calcext:value-type="float">
            <text:p>7.99018085032701</text:p>
          </table:table-cell>
          <table:table-cell office:value-type="float" office:value="7.90708384543657" calcext:value-type="float">
            <text:p>7.90708384543657</text:p>
          </table:table-cell>
          <table:table-cell office:value-type="float" office:value="7.90878497391939" calcext:value-type="float">
            <text:p>7.90878497391939</text:p>
          </table:table-cell>
          <table:table-cell/>
          <table:table-cell office:value-type="string" calcext:value-type="string">
            <text:p>Train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2408606480062" calcext:value-type="float">
            <text:p>8.2408606480062</text:p>
          </table:table-cell>
          <table:table-cell office:value-type="float" office:value="8.82828517533839" calcext:value-type="float">
            <text:p>8.82828517533839</text:p>
          </table:table-cell>
          <table:table-cell office:value-type="float" office:value="8.79333818264306" calcext:value-type="float">
            <text:p>8.79333818264306</text:p>
          </table:table-cell>
          <table:table-cell office:value-type="float" office:value="8.73527086511254" calcext:value-type="float">
            <text:p>8.73527086511254</text:p>
          </table:table-cell>
          <table:table-cell office:value-type="float" office:value="8.70863190792501" calcext:value-type="float">
            <text:p>8.70863190792501</text:p>
          </table:table-cell>
          <table:table-cell office:value-type="float" office:value="8.71459136083722" calcext:value-type="float">
            <text:p>8.71459136083722</text:p>
          </table:table-cell>
          <table:table-cell office:value-type="float" office:value="8.71112901300192" calcext:value-type="float">
            <text:p>8.71112901300192</text:p>
          </table:table-cell>
          <table:table-cell/>
          <table:table-cell office:value-type="string" calcext:value-type="string">
            <text:p>Robust</text:p>
          </table:table-cell>
          <table:table-cell office:value-type="string" calcext:value-type="string">
            <text:p>Two-stage</text:p>
          </table:table-cell>
          <table:table-cell table:formula="of:=AVERAGE([.D42:.D51])" office:value-type="float" office:value="8.56089940432459" calcext:value-type="float">
            <text:p>8.56089940432459</text:p>
          </table:table-cell>
          <table:table-cell table:formula="of:=AVERAGE([.E42:.E51])" office:value-type="float" office:value="9.48670001875609" calcext:value-type="float">
            <text:p>9.48670001875609</text:p>
          </table:table-cell>
          <table:table-cell table:formula="of:=AVERAGE([.F42:.F51])" office:value-type="float" office:value="9.45748371080309" calcext:value-type="float">
            <text:p>9.45748371080309</text:p>
          </table:table-cell>
          <table:table-cell table:formula="of:=AVERAGE([.G42:.G51])" office:value-type="float" office:value="9.40461143868417" calcext:value-type="float">
            <text:p>9.40461143868417</text:p>
          </table:table-cell>
          <table:table-cell table:formula="of:=AVERAGE([.H42:.H51])" office:value-type="float" office:value="9.37798084140569" calcext:value-type="float">
            <text:p>9.37798084140569</text:p>
          </table:table-cell>
          <table:table-cell table:formula="of:=AVERAGE([.I42:.I51])" office:value-type="float" office:value="9.36535474165529" calcext:value-type="float">
            <text:p>9.36535474165529</text:p>
          </table:table-cell>
          <table:table-cell table:formula="of:=AVERAGE([.J42:.J51])" office:value-type="float" office:value="9.35841373217851" calcext:value-type="float">
            <text:p>9.35841373217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6.14629365764558" calcext:value-type="float">
            <text:p>6.14629365764558</text:p>
          </table:table-cell>
          <table:table-cell office:value-type="float" office:value="7.77456048905849" calcext:value-type="float">
            <text:p>7.77456048905849</text:p>
          </table:table-cell>
          <table:table-cell office:value-type="float" office:value="7.7470480582118" calcext:value-type="float">
            <text:p>7.7470480582118</text:p>
          </table:table-cell>
          <table:table-cell office:value-type="float" office:value="7.66196697779" calcext:value-type="float">
            <text:p>7.66196697779</text:p>
          </table:table-cell>
          <table:table-cell office:value-type="float" office:value="7.60807502023876" calcext:value-type="float">
            <text:p>7.60807502023876</text:p>
          </table:table-cell>
          <table:table-cell office:value-type="float" office:value="7.60007064118981" calcext:value-type="float">
            <text:p>7.60007064118981</text:p>
          </table:table-cell>
          <table:table-cell office:value-type="float" office:value="7.58983697801828" calcext:value-type="float">
            <text:p>7.589836978018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3.7746762990952" calcext:value-type="float">
            <text:p>13.7746762990952</text:p>
          </table:table-cell>
          <table:table-cell office:value-type="float" office:value="13.7746763021499" calcext:value-type="float">
            <text:p>13.7746763021499</text:p>
          </table:table-cell>
          <table:table-cell office:value-type="float" office:value="13.7746763132513" calcext:value-type="float">
            <text:p>13.7746763132513</text:p>
          </table:table-cell>
          <table:table-cell office:value-type="float" office:value="13.7746763083339" calcext:value-type="float">
            <text:p>13.7746763083339</text:p>
          </table:table-cell>
          <table:table-cell office:value-type="float" office:value="13.7746763160825" calcext:value-type="float">
            <text:p>13.7746763160825</text:p>
          </table:table-cell>
          <table:table-cell office:value-type="float" office:value="13.7746763051301" calcext:value-type="float">
            <text:p>13.7746763051301</text:p>
          </table:table-cell>
          <table:table-cell office:value-type="float" office:value="13.7746763053536" calcext:value-type="float">
            <text:p>13.77467630535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9.53035410016775" calcext:value-type="float">
            <text:p>9.53035410016775</text:p>
          </table:table-cell>
          <table:table-cell office:value-type="float" office:value="10.1244983138889" calcext:value-type="float">
            <text:p>10.1244983138889</text:p>
          </table:table-cell>
          <table:table-cell office:value-type="float" office:value="10.0631132499874" calcext:value-type="float">
            <text:p>10.0631132499874</text:p>
          </table:table-cell>
          <table:table-cell office:value-type="float" office:value="9.99693451352417" calcext:value-type="float">
            <text:p>9.99693451352417</text:p>
          </table:table-cell>
          <table:table-cell office:value-type="float" office:value="9.99093401223421" calcext:value-type="float">
            <text:p>9.99093401223421</text:p>
          </table:table-cell>
          <table:table-cell office:value-type="float" office:value="9.98959050677717" calcext:value-type="float">
            <text:p>9.98959050677717</text:p>
          </table:table-cell>
          <table:table-cell office:value-type="float" office:value="9.98959048949182" calcext:value-type="float">
            <text:p>9.98959048949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7.31118477597833" calcext:value-type="float">
            <text:p>7.31118477597833</text:p>
          </table:table-cell>
          <table:table-cell office:value-type="float" office:value="8.42580549232662" calcext:value-type="float">
            <text:p>8.42580549232662</text:p>
          </table:table-cell>
          <table:table-cell office:value-type="float" office:value="8.38728857479989" calcext:value-type="float">
            <text:p>8.38728857479989</text:p>
          </table:table-cell>
          <table:table-cell office:value-type="float" office:value="8.3089136890322" calcext:value-type="float">
            <text:p>8.3089136890322</text:p>
          </table:table-cell>
          <table:table-cell office:value-type="float" office:value="8.26994393453002" calcext:value-type="float">
            <text:p>8.26994393453002</text:p>
          </table:table-cell>
          <table:table-cell office:value-type="float" office:value="8.21237674430013" calcext:value-type="float">
            <text:p>8.21237674430013</text:p>
          </table:table-cell>
          <table:table-cell office:value-type="float" office:value="8.19031638242304" calcext:value-type="float">
            <text:p>8.190316382423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7.65512197561562" calcext:value-type="float">
            <text:p>7.65512197561562</text:p>
          </table:table-cell>
          <table:table-cell office:value-type="float" office:value="8.59519919909537" calcext:value-type="float">
            <text:p>8.59519919909537</text:p>
          </table:table-cell>
          <table:table-cell office:value-type="float" office:value="8.54853039093316" calcext:value-type="float">
            <text:p>8.54853039093316</text:p>
          </table:table-cell>
          <table:table-cell office:value-type="float" office:value="8.49951334506273" calcext:value-type="float">
            <text:p>8.49951334506273</text:p>
          </table:table-cell>
          <table:table-cell office:value-type="float" office:value="8.48895066589117" calcext:value-type="float">
            <text:p>8.48895066589117</text:p>
          </table:table-cell>
          <table:table-cell office:value-type="float" office:value="8.48961888305843" calcext:value-type="float">
            <text:p>8.48961888305843</text:p>
          </table:table-cell>
          <table:table-cell office:value-type="float" office:value="8.48688945680857" calcext:value-type="float">
            <text:p>8.486889456808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87822534926236" calcext:value-type="float">
            <text:p>8.87822534926236</text:p>
          </table:table-cell>
          <table:table-cell office:value-type="float" office:value="10.2391458985955" calcext:value-type="float">
            <text:p>10.2391458985955</text:p>
          </table:table-cell>
          <table:table-cell office:value-type="float" office:value="10.207779199928" calcext:value-type="float">
            <text:p>10.207779199928</text:p>
          </table:table-cell>
          <table:table-cell office:value-type="float" office:value="10.1570767744631" calcext:value-type="float">
            <text:p>10.1570767744631</text:p>
          </table:table-cell>
          <table:table-cell office:value-type="float" office:value="10.1309454038739" calcext:value-type="float">
            <text:p>10.1309454038739</text:p>
          </table:table-cell>
          <table:table-cell office:value-type="float" office:value="10.1177444650233" calcext:value-type="float">
            <text:p>10.1177444650233</text:p>
          </table:table-cell>
          <table:table-cell office:value-type="float" office:value="10.1181214811653" calcext:value-type="float">
            <text:p>10.11812148116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9.35420335114002" calcext:value-type="float">
            <text:p>9.35420335114002</text:p>
          </table:table-cell>
          <table:table-cell office:value-type="float" office:value="10.2468119449168" calcext:value-type="float">
            <text:p>10.2468119449168</text:p>
          </table:table-cell>
          <table:table-cell office:value-type="float" office:value="10.2484744448215" calcext:value-type="float">
            <text:p>10.2484744448215</text:p>
          </table:table-cell>
          <table:table-cell office:value-type="float" office:value="10.2465824139863" calcext:value-type="float">
            <text:p>10.2465824139863</text:p>
          </table:table-cell>
          <table:table-cell office:value-type="float" office:value="10.2388928226382" calcext:value-type="float">
            <text:p>10.2388928226382</text:p>
          </table:table-cell>
          <table:table-cell office:value-type="float" office:value="10.2254405207932" calcext:value-type="float">
            <text:p>10.2254405207932</text:p>
          </table:table-cell>
          <table:table-cell office:value-type="float" office:value="10.2201058921218" calcext:value-type="float">
            <text:p>10.22010589212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34864705443382" calcext:value-type="float">
            <text:p>8.34864705443382</text:p>
          </table:table-cell>
          <table:table-cell office:value-type="float" office:value="8.73008156999946" calcext:value-type="float">
            <text:p>8.73008156999946</text:p>
          </table:table-cell>
          <table:table-cell office:value-type="float" office:value="8.73175788573921" calcext:value-type="float">
            <text:p>8.73175788573921</text:p>
          </table:table-cell>
          <table:table-cell office:value-type="float" office:value="8.72428715229034" calcext:value-type="float">
            <text:p>8.72428715229034</text:p>
          </table:table-cell>
          <table:table-cell office:value-type="float" office:value="8.72076960131526" calcext:value-type="float">
            <text:p>8.72076960131526</text:p>
          </table:table-cell>
          <table:table-cell office:value-type="float" office:value="8.7150505913794" calcext:value-type="float">
            <text:p>8.7150505913794</text:p>
          </table:table-cell>
          <table:table-cell office:value-type="float" office:value="8.71243591099977" calcext:value-type="float">
            <text:p>8.71243591099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6.36942683190107" calcext:value-type="float">
            <text:p>6.36942683190107</text:p>
          </table:table-cell>
          <table:table-cell office:value-type="float" office:value="8.1279358021915" calcext:value-type="float">
            <text:p>8.1279358021915</text:p>
          </table:table-cell>
          <table:table-cell office:value-type="float" office:value="8.07283080771565" calcext:value-type="float">
            <text:p>8.07283080771565</text:p>
          </table:table-cell>
          <table:table-cell office:value-type="float" office:value="7.94089234724641" calcext:value-type="float">
            <text:p>7.94089234724641</text:p>
          </table:table-cell>
          <table:table-cell office:value-type="float" office:value="7.84798872932792" calcext:value-type="float">
            <text:p>7.84798872932792</text:p>
          </table:table-cell>
          <table:table-cell office:value-type="float" office:value="7.81438739806414" calcext:value-type="float">
            <text:p>7.81438739806414</text:p>
          </table:table-cell>
          <table:table-cell office:value-type="float" office:value="7.79103541240096" calcext:value-type="float">
            <text:p>7.79103541240096</text:p>
          </table:table-cell>
          <table:table-cell/>
          <table:table-cell office:value-type="string" calcext:value-type="string">
            <text:p>Tes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38790659427643" calcext:value-type="float">
            <text:p>8.38790659427643</text:p>
          </table:table-cell>
          <table:table-cell office:value-type="float" office:value="9.08874940633774" calcext:value-type="float">
            <text:p>9.08874940633774</text:p>
          </table:table-cell>
          <table:table-cell office:value-type="float" office:value="9.00314345836639" calcext:value-type="float">
            <text:p>9.00314345836639</text:p>
          </table:table-cell>
          <table:table-cell office:value-type="float" office:value="8.94174303591251" calcext:value-type="float">
            <text:p>8.94174303591251</text:p>
          </table:table-cell>
          <table:table-cell office:value-type="float" office:value="8.92676067084074" calcext:value-type="float">
            <text:p>8.92676067084074</text:p>
          </table:table-cell>
          <table:table-cell office:value-type="float" office:value="8.92485372900963" calcext:value-type="float">
            <text:p>8.92485372900963</text:p>
          </table:table-cell>
          <table:table-cell office:value-type="float" office:value="8.91989098191261" calcext:value-type="float">
            <text:p>8.91989098191261</text:p>
          </table:table-cell>
          <table:table-cell/>
          <table:table-cell office:value-type="string" calcext:value-type="string">
            <text:p>Robust</text:p>
          </table:table-cell>
          <table:table-cell office:value-type="string" calcext:value-type="string">
            <text:p>Two-stage</text:p>
          </table:table-cell>
          <table:table-cell table:formula="of:=AVERAGE([.D52:.D61])" office:value-type="float" office:value="8.56093447604775" calcext:value-type="float">
            <text:p>8.56093447604775</text:p>
          </table:table-cell>
          <table:table-cell table:formula="of:=AVERAGE([.E52:.E61])" office:value-type="float" office:value="9.48859351676703" calcext:value-type="float">
            <text:p>9.48859351676703</text:p>
          </table:table-cell>
          <table:table-cell table:formula="of:=AVERAGE([.F52:.F61])" office:value-type="float" office:value="9.44288983228803" calcext:value-type="float">
            <text:p>9.44288983228803</text:p>
          </table:table-cell>
          <table:table-cell table:formula="of:=AVERAGE([.G52:.G61])" office:value-type="float" office:value="9.40052497035265" calcext:value-type="float">
            <text:p>9.40052497035265</text:p>
          </table:table-cell>
          <table:table-cell table:formula="of:=AVERAGE([.H52:.H61])" office:value-type="float" office:value="9.37957928007841" calcext:value-type="float">
            <text:p>9.37957928007841</text:p>
          </table:table-cell>
          <table:table-cell table:formula="of:=AVERAGE([.I52:.I61])" office:value-type="float" office:value="9.36565388280153" calcext:value-type="float">
            <text:p>9.36565388280153</text:p>
          </table:table-cell>
          <table:table-cell table:formula="of:=AVERAGE([.J52:.J61])" office:value-type="float" office:value="9.36161215826869" calcext:value-type="float">
            <text:p>9.36161215826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6.53856081575155" calcext:value-type="float">
            <text:p>6.53856081575155</text:p>
          </table:table-cell>
          <table:table-cell office:value-type="float" office:value="8.23004858732224" calcext:value-type="float">
            <text:p>8.23004858732224</text:p>
          </table:table-cell>
          <table:table-cell office:value-type="float" office:value="8.21353389143944" calcext:value-type="float">
            <text:p>8.21353389143944</text:p>
          </table:table-cell>
          <table:table-cell office:value-type="float" office:value="8.12849950760603" calcext:value-type="float">
            <text:p>8.12849950760603</text:p>
          </table:table-cell>
          <table:table-cell office:value-type="float" office:value="8.10561389774084" calcext:value-type="float">
            <text:p>8.10561389774084</text:p>
          </table:table-cell>
          <table:table-cell office:value-type="float" office:value="8.08895513117313" calcext:value-type="float">
            <text:p>8.08895513117313</text:p>
          </table:table-cell>
          <table:table-cell office:value-type="float" office:value="8.0866980394721" calcext:value-type="float">
            <text:p>8.08669803947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13.2967281848192" calcext:value-type="float">
            <text:p>13.2967281848192</text:p>
          </table:table-cell>
          <table:table-cell office:value-type="float" office:value="13.2967281866074" calcext:value-type="float">
            <text:p>13.2967281866074</text:p>
          </table:table-cell>
          <table:table-cell office:value-type="float" office:value="13.2967281723022" calcext:value-type="float">
            <text:p>13.2967281723022</text:p>
          </table:table-cell>
          <table:table-cell office:value-type="float" office:value="13.2967281866074" calcext:value-type="float">
            <text:p>13.2967281866074</text:p>
          </table:table-cell>
          <table:table-cell office:value-type="float" office:value="13.2967281746864" calcext:value-type="float">
            <text:p>13.2967281746864</text:p>
          </table:table-cell>
          <table:table-cell office:value-type="float" office:value="13.2967281794548" calcext:value-type="float">
            <text:p>13.2967281794548</text:p>
          </table:table-cell>
          <table:table-cell office:value-type="float" office:value="13.2967281842232" calcext:value-type="float">
            <text:p>13.29672818422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9.85072821617126" calcext:value-type="float">
            <text:p>9.85072821617126</text:p>
          </table:table-cell>
          <table:table-cell office:value-type="float" office:value="10.4495240056515" calcext:value-type="float">
            <text:p>10.4495240056515</text:p>
          </table:table-cell>
          <table:table-cell office:value-type="float" office:value="10.4114033210278" calcext:value-type="float">
            <text:p>10.4114033210278</text:p>
          </table:table-cell>
          <table:table-cell office:value-type="float" office:value="10.3992603379488" calcext:value-type="float">
            <text:p>10.3992603379488</text:p>
          </table:table-cell>
          <table:table-cell office:value-type="float" office:value="10.3980968722701" calcext:value-type="float">
            <text:p>10.3980968722701</text:p>
          </table:table-cell>
          <table:table-cell office:value-type="float" office:value="10.3980968767405" calcext:value-type="float">
            <text:p>10.3980968767405</text:p>
          </table:table-cell>
          <table:table-cell office:value-type="float" office:value="10.3980968722701" calcext:value-type="float">
            <text:p>10.39809687227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7.08649603545666" calcext:value-type="float">
            <text:p>7.08649603545666</text:p>
          </table:table-cell>
          <table:table-cell office:value-type="float" office:value="8.26261181503534" calcext:value-type="float">
            <text:p>8.26261181503534</text:p>
          </table:table-cell>
          <table:table-cell office:value-type="float" office:value="8.15716614931822" calcext:value-type="float">
            <text:p>8.15716614931822</text:p>
          </table:table-cell>
          <table:table-cell office:value-type="float" office:value="8.11719999611378" calcext:value-type="float">
            <text:p>8.11719999611378</text:p>
          </table:table-cell>
          <table:table-cell office:value-type="float" office:value="8.05852256119251" calcext:value-type="float">
            <text:p>8.05852256119251</text:p>
          </table:table-cell>
          <table:table-cell office:value-type="float" office:value="8.00631645679474" calcext:value-type="float">
            <text:p>8.00631645679474</text:p>
          </table:table-cell>
          <table:table-cell office:value-type="float" office:value="7.98496665805578" calcext:value-type="float">
            <text:p>7.98496665805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7.28602884054184" calcext:value-type="float">
            <text:p>7.28602884054184</text:p>
          </table:table-cell>
          <table:table-cell office:value-type="float" office:value="8.11621480345726" calcext:value-type="float">
            <text:p>8.11621480345726</text:p>
          </table:table-cell>
          <table:table-cell office:value-type="float" office:value="8.0975528088212" calcext:value-type="float">
            <text:p>8.0975528088212</text:p>
          </table:table-cell>
          <table:table-cell office:value-type="float" office:value="8.08414759367704" calcext:value-type="float">
            <text:p>8.08414759367704</text:p>
          </table:table-cell>
          <table:table-cell office:value-type="float" office:value="8.07570959210396" calcext:value-type="float">
            <text:p>8.07570959210396</text:p>
          </table:table-cell>
          <table:table-cell office:value-type="float" office:value="8.06810263037682" calcext:value-type="float">
            <text:p>8.06810263037682</text:p>
          </table:table-cell>
          <table:table-cell office:value-type="float" office:value="8.06213039517403" calcext:value-type="float">
            <text:p>8.062130395174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5973537582159" calcext:value-type="float">
            <text:p>8.5973537582159</text:p>
          </table:table-cell>
          <table:table-cell office:value-type="float" office:value="9.82893615216017" calcext:value-type="float">
            <text:p>9.82893615216017</text:p>
          </table:table-cell>
          <table:table-cell office:value-type="float" office:value="9.78146932154894" calcext:value-type="float">
            <text:p>9.78146932154894</text:p>
          </table:table-cell>
          <table:table-cell office:value-type="float" office:value="9.75143100589514" calcext:value-type="float">
            <text:p>9.75143100589514</text:p>
          </table:table-cell>
          <table:table-cell office:value-type="float" office:value="9.75016791671515" calcext:value-type="float">
            <text:p>9.75016791671515</text:p>
          </table:table-cell>
          <table:table-cell office:value-type="float" office:value="9.75926360666752" calcext:value-type="float">
            <text:p>9.75926360666752</text:p>
          </table:table-cell>
          <table:table-cell office:value-type="float" office:value="9.76418429136276" calcext:value-type="float">
            <text:p>9.764184291362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9.33467554450035" calcext:value-type="float">
            <text:p>9.33467554450035</text:p>
          </table:table-cell>
          <table:table-cell office:value-type="float" office:value="9.99283351868391" calcext:value-type="float">
            <text:p>9.99283351868391</text:p>
          </table:table-cell>
          <table:table-cell office:value-type="float" office:value="9.9529647436738" calcext:value-type="float">
            <text:p>9.9529647436738</text:p>
          </table:table-cell>
          <table:table-cell office:value-type="float" office:value="9.93108505547047" calcext:value-type="float">
            <text:p>9.93108505547047</text:p>
          </table:table-cell>
          <table:table-cell office:value-type="float" office:value="9.89979704320431" calcext:value-type="float">
            <text:p>9.89979704320431</text:p>
          </table:table-cell>
          <table:table-cell office:value-type="float" office:value="9.88135062932968" calcext:value-type="float">
            <text:p>9.88135062932968</text:p>
          </table:table-cell>
          <table:table-cell office:value-type="float" office:value="9.87252006709576" calcext:value-type="float">
            <text:p>9.87252006709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8.77578952103853" calcext:value-type="float">
            <text:p>8.77578952103853</text:p>
          </table:table-cell>
          <table:table-cell office:value-type="float" office:value="9.25870456159115" calcext:value-type="float">
            <text:p>9.25870456159115</text:p>
          </table:table-cell>
          <table:table-cell office:value-type="float" office:value="9.26295904546976" calcext:value-type="float">
            <text:p>9.26295904546976</text:p>
          </table:table-cell>
          <table:table-cell office:value-type="float" office:value="9.25854497104883" calcext:value-type="float">
            <text:p>9.25854497104883</text:p>
          </table:table-cell>
          <table:table-cell office:value-type="float" office:value="9.25232060730457" calcext:value-type="float">
            <text:p>9.25232060730457</text:p>
          </table:table-cell>
          <table:table-cell office:value-type="float" office:value="9.24806859761477" calcext:value-type="float">
            <text:p>9.24806859761477</text:p>
          </table:table-cell>
          <table:table-cell office:value-type="float" office:value="9.245930121243" calcext:value-type="float">
            <text:p>9.2459301212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two-stage</text:p>
          </table:table-cell>
          <table:table-cell office:value-type="float" office:value="6.45507724970579" calcext:value-type="float">
            <text:p>6.45507724970579</text:p>
          </table:table-cell>
          <table:table-cell office:value-type="float" office:value="8.36158413082361" calcext:value-type="float">
            <text:p>8.36158413082361</text:p>
          </table:table-cell>
          <table:table-cell office:value-type="float" office:value="8.25197741091251" calcext:value-type="float">
            <text:p>8.25197741091251</text:p>
          </table:table-cell>
          <table:table-cell office:value-type="float" office:value="8.09661001324654" calcext:value-type="float">
            <text:p>8.09661001324654</text:p>
          </table:table-cell>
          <table:table-cell office:value-type="float" office:value="8.03207546472549" calcext:value-type="float">
            <text:p>8.03207546472549</text:p>
          </table:table-cell>
          <table:table-cell office:value-type="float" office:value="7.98480299085379" calcext:value-type="float">
            <text:p>7.98480299085379</text:p>
          </table:table-cell>
          <table:table-cell office:value-type="float" office:value="7.98497597187758" calcext:value-type="float">
            <text:p>7.98497597187758</text:p>
          </table:table-cell>
          <table:table-cell/>
          <table:table-cell office:value-type="string" calcext:value-type="string">
            <text:p>Train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2408606480062" calcext:value-type="float">
            <text:p>8.2408606480062</text:p>
          </table:table-cell>
          <table:table-cell office:value-type="float" office:value="8.81175635546446" calcext:value-type="float">
            <text:p>8.81175635546446</text:p>
          </table:table-cell>
          <table:table-cell office:value-type="float" office:value="8.73649085633457" calcext:value-type="float">
            <text:p>8.73649085633457</text:p>
          </table:table-cell>
          <table:table-cell office:value-type="float" office:value="8.69354803182185" calcext:value-type="float">
            <text:p>8.69354803182185</text:p>
          </table:table-cell>
          <table:table-cell office:value-type="float" office:value="8.69456505648792" calcext:value-type="float">
            <text:p>8.69456505648792</text:p>
          </table:table-cell>
          <table:table-cell office:value-type="float" office:value="8.68923230193555" calcext:value-type="float">
            <text:p>8.68923230193555</text:p>
          </table:table-cell>
          <table:table-cell office:value-type="float" office:value="8.69129318766296" calcext:value-type="float">
            <text:p>8.69129318766296</text:p>
          </table:table-cell>
          <table:table-cell/>
          <table:table-cell office:value-type="string" calcext:value-type="string">
            <text:p>Robust</text:p>
          </table:table-cell>
          <table:table-cell office:value-type="string" calcext:value-type="string">
            <text:p>Decision-focused</text:p>
          </table:table-cell>
          <table:table-cell table:formula="of:=AVERAGE([.D62:.D71])" office:value-type="float" office:value="8.56089940432459" calcext:value-type="float">
            <text:p>8.56089940432459</text:p>
          </table:table-cell>
          <table:table-cell table:formula="of:=AVERAGE([.E62:.E71])" office:value-type="float" office:value="9.47582442266494" calcext:value-type="float">
            <text:p>9.47582442266494</text:p>
          </table:table-cell>
          <table:table-cell table:formula="of:=AVERAGE([.F62:.F71])" office:value-type="float" office:value="9.42200221476704" calcext:value-type="float">
            <text:p>9.42200221476704</text:p>
          </table:table-cell>
          <table:table-cell table:formula="of:=AVERAGE([.G62:.G71])" office:value-type="float" office:value="9.37131633534283" calcext:value-type="float">
            <text:p>9.37131633534283</text:p>
          </table:table-cell>
          <table:table-cell table:formula="of:=AVERAGE([.H62:.H71])" office:value-type="float" office:value="9.3516759583354" calcext:value-type="float">
            <text:p>9.3516759583354</text:p>
          </table:table-cell>
          <table:table-cell table:formula="of:=AVERAGE([.I62:.I71])" office:value-type="float" office:value="9.34117001719028" calcext:value-type="float">
            <text:p>9.34117001719028</text:p>
          </table:table-cell>
          <table:table-cell table:formula="of:=AVERAGE([.J62:.J71])" office:value-type="float" office:value="9.33878925555944" calcext:value-type="float">
            <text:p>9.338789255559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14629365764558" calcext:value-type="float">
            <text:p>6.14629365764558</text:p>
          </table:table-cell>
          <table:table-cell office:value-type="float" office:value="7.79196895517409" calcext:value-type="float">
            <text:p>7.79196895517409</text:p>
          </table:table-cell>
          <table:table-cell office:value-type="float" office:value="7.68862137302756" calcext:value-type="float">
            <text:p>7.68862137302756</text:p>
          </table:table-cell>
          <table:table-cell office:value-type="float" office:value="7.61471885032952" calcext:value-type="float">
            <text:p>7.61471885032952</text:p>
          </table:table-cell>
          <table:table-cell office:value-type="float" office:value="7.59760324805975" calcext:value-type="float">
            <text:p>7.59760324805975</text:p>
          </table:table-cell>
          <table:table-cell office:value-type="float" office:value="7.54297317959368" calcext:value-type="float">
            <text:p>7.54297317959368</text:p>
          </table:table-cell>
          <table:table-cell office:value-type="float" office:value="7.50789781540632" calcext:value-type="float">
            <text:p>7.507897815406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7746762990952" calcext:value-type="float">
            <text:p>13.7746762990952</text:p>
          </table:table-cell>
          <table:table-cell office:value-type="float" office:value="13.7746763065457" calcext:value-type="float">
            <text:p>13.7746763065457</text:p>
          </table:table-cell>
          <table:table-cell office:value-type="float" office:value="13.774676303342" calcext:value-type="float">
            <text:p>13.774676303342</text:p>
          </table:table-cell>
          <table:table-cell office:value-type="float" office:value="13.7746763054281" calcext:value-type="float">
            <text:p>13.7746763054281</text:p>
          </table:table-cell>
          <table:table-cell office:value-type="float" office:value="13.7746763042361" calcext:value-type="float">
            <text:p>13.7746763042361</text:p>
          </table:table-cell>
          <table:table-cell table:number-columns-repeated="2" office:value-type="float" office:value="13.7746762996912" calcext:value-type="float">
            <text:p>13.7746762996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53035410016775" calcext:value-type="float">
            <text:p>9.53035410016775</text:p>
          </table:table-cell>
          <table:table-cell office:value-type="float" office:value="10.0251621851325" calcext:value-type="float">
            <text:p>10.0251621851325</text:p>
          </table:table-cell>
          <table:table-cell office:value-type="float" office:value="10.0100919045508" calcext:value-type="float">
            <text:p>10.0100919045508</text:p>
          </table:table-cell>
          <table:table-cell office:value-type="float" office:value="9.99037316352129" calcext:value-type="float">
            <text:p>9.99037316352129</text:p>
          </table:table-cell>
          <table:table-cell office:value-type="float" office:value="9.98983057484031" calcext:value-type="float">
            <text:p>9.98983057484031</text:p>
          </table:table-cell>
          <table:table-cell office:value-type="float" office:value="9.98959049299359" calcext:value-type="float">
            <text:p>9.98959049299359</text:p>
          </table:table-cell>
          <table:table-cell office:value-type="float" office:value="9.98959048494697" calcext:value-type="float">
            <text:p>9.98959048494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31118477597833" calcext:value-type="float">
            <text:p>7.31118477597833</text:p>
          </table:table-cell>
          <table:table-cell office:value-type="float" office:value="8.32335044406354" calcext:value-type="float">
            <text:p>8.32335044406354</text:p>
          </table:table-cell>
          <table:table-cell office:value-type="float" office:value="8.29330154843628" calcext:value-type="float">
            <text:p>8.29330154843628</text:p>
          </table:table-cell>
          <table:table-cell office:value-type="float" office:value="8.22986374147236" calcext:value-type="float">
            <text:p>8.22986374147236</text:p>
          </table:table-cell>
          <table:table-cell office:value-type="float" office:value="8.18031768605113" calcext:value-type="float">
            <text:p>8.18031768605113</text:p>
          </table:table-cell>
          <table:table-cell office:value-type="float" office:value="8.15957930088043" calcext:value-type="float">
            <text:p>8.15957930088043</text:p>
          </table:table-cell>
          <table:table-cell office:value-type="float" office:value="8.17328724950552" calcext:value-type="float">
            <text:p>8.17328724950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65512197561562" calcext:value-type="float">
            <text:p>7.65512197561562</text:p>
          </table:table-cell>
          <table:table-cell office:value-type="float" office:value="8.59925444014371" calcext:value-type="float">
            <text:p>8.59925444014371</text:p>
          </table:table-cell>
          <table:table-cell office:value-type="float" office:value="8.53584750771523" calcext:value-type="float">
            <text:p>8.53584750771523</text:p>
          </table:table-cell>
          <table:table-cell office:value-type="float" office:value="8.49036440871656" calcext:value-type="float">
            <text:p>8.49036440871656</text:p>
          </table:table-cell>
          <table:table-cell office:value-type="float" office:value="8.48393067486584" calcext:value-type="float">
            <text:p>8.48393067486584</text:p>
          </table:table-cell>
          <table:table-cell office:value-type="float" office:value="8.47884212695062" calcext:value-type="float">
            <text:p>8.47884212695062</text:p>
          </table:table-cell>
          <table:table-cell office:value-type="float" office:value="8.4794782923907" calcext:value-type="float">
            <text:p>8.4794782923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87822534926236" calcext:value-type="float">
            <text:p>8.87822534926236</text:p>
          </table:table-cell>
          <table:table-cell office:value-type="float" office:value="10.2222223442793" calcext:value-type="float">
            <text:p>10.2222223442793</text:p>
          </table:table-cell>
          <table:table-cell office:value-type="float" office:value="10.1828404457867" calcext:value-type="float">
            <text:p>10.1828404457867</text:p>
          </table:table-cell>
          <table:table-cell office:value-type="float" office:value="10.1162965475768" calcext:value-type="float">
            <text:p>10.1162965475768</text:p>
          </table:table-cell>
          <table:table-cell office:value-type="float" office:value="10.0973950870335" calcext:value-type="float">
            <text:p>10.0973950870335</text:p>
          </table:table-cell>
          <table:table-cell office:value-type="float" office:value="10.0935969940573" calcext:value-type="float">
            <text:p>10.0935969940573</text:p>
          </table:table-cell>
          <table:table-cell office:value-type="float" office:value="10.0919152528793" calcext:value-type="float">
            <text:p>10.0919152528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35420335114002" calcext:value-type="float">
            <text:p>9.35420335114002</text:p>
          </table:table-cell>
          <table:table-cell office:value-type="float" office:value="10.2967568108439" calcext:value-type="float">
            <text:p>10.2967568108439</text:p>
          </table:table-cell>
          <table:table-cell office:value-type="float" office:value="10.2804376761615" calcext:value-type="float">
            <text:p>10.2804376761615</text:p>
          </table:table-cell>
          <table:table-cell office:value-type="float" office:value="10.2311223572493" calcext:value-type="float">
            <text:p>10.2311223572493</text:p>
          </table:table-cell>
          <table:table-cell office:value-type="float" office:value="10.2175973532349" calcext:value-type="float">
            <text:p>10.2175973532349</text:p>
          </table:table-cell>
          <table:table-cell office:value-type="float" office:value="10.2173503634334" calcext:value-type="float">
            <text:p>10.2173503634334</text:p>
          </table:table-cell>
          <table:table-cell office:value-type="float" office:value="10.2173503702879" calcext:value-type="float">
            <text:p>10.2173503702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34864705443382" calcext:value-type="float">
            <text:p>8.34864705443382</text:p>
          </table:table-cell>
          <table:table-cell office:value-type="float" office:value="8.76326374925673" calcext:value-type="float">
            <text:p>8.76326374925673</text:p>
          </table:table-cell>
          <table:table-cell office:value-type="float" office:value="8.73509984858334" calcext:value-type="float">
            <text:p>8.73509984858334</text:p>
          </table:table-cell>
          <table:table-cell office:value-type="float" office:value="8.7192729999125" calcext:value-type="float">
            <text:p>8.7192729999125</text:p>
          </table:table-cell>
          <table:table-cell office:value-type="float" office:value="8.71840761289" calcext:value-type="float">
            <text:p>8.71840761289</text:p>
          </table:table-cell>
          <table:table-cell office:value-type="float" office:value="8.72071257740259" calcext:value-type="float">
            <text:p>8.72071257740259</text:p>
          </table:table-cell>
          <table:table-cell office:value-type="float" office:value="8.72715632349253" calcext:value-type="float">
            <text:p>8.72715632349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36942683190107" calcext:value-type="float">
            <text:p>6.36942683190107</text:p>
          </table:table-cell>
          <table:table-cell office:value-type="float" office:value="8.14983263574541" calcext:value-type="float">
            <text:p>8.14983263574541</text:p>
          </table:table-cell>
          <table:table-cell office:value-type="float" office:value="7.98261468373239" calcext:value-type="float">
            <text:p>7.98261468373239</text:p>
          </table:table-cell>
          <table:table-cell office:value-type="float" office:value="7.85292694739997" calcext:value-type="float">
            <text:p>7.85292694739997</text:p>
          </table:table-cell>
          <table:table-cell office:value-type="float" office:value="7.76243598565459" calcext:value-type="float">
            <text:p>7.76243598565459</text:p>
          </table:table-cell>
          <table:table-cell office:value-type="float" office:value="7.74514653496444" calcext:value-type="float">
            <text:p>7.74514653496444</text:p>
          </table:table-cell>
          <table:table-cell office:value-type="float" office:value="7.73524727933109" calcext:value-type="float">
            <text:p>7.73524727933109</text:p>
          </table:table-cell>
          <table:table-cell/>
          <table:table-cell office:value-type="string" calcext:value-type="string">
            <text:p>Tes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38790659427643" calcext:value-type="float">
            <text:p>8.38790659427643</text:p>
          </table:table-cell>
          <table:table-cell office:value-type="float" office:value="9.00295098483563" calcext:value-type="float">
            <text:p>9.00295098483563</text:p>
          </table:table-cell>
          <table:table-cell office:value-type="float" office:value="8.97597618043423" calcext:value-type="float">
            <text:p>8.97597618043423</text:p>
          </table:table-cell>
          <table:table-cell office:value-type="float" office:value="8.98345934927464" calcext:value-type="float">
            <text:p>8.98345934927464</text:p>
          </table:table-cell>
          <table:table-cell office:value-type="float" office:value="8.97975529491901" calcext:value-type="float">
            <text:p>8.97975529491901</text:p>
          </table:table-cell>
          <table:table-cell office:value-type="float" office:value="8.97992615640163" calcext:value-type="float">
            <text:p>8.97992615640163</text:p>
          </table:table-cell>
          <table:table-cell office:value-type="float" office:value="8.96878750264645" calcext:value-type="float">
            <text:p>8.96878750264645</text:p>
          </table:table-cell>
          <table:table-cell/>
          <table:table-cell office:value-type="string" calcext:value-type="string">
            <text:p>Robust</text:p>
          </table:table-cell>
          <table:table-cell office:value-type="string" calcext:value-type="string">
            <text:p>Decision-focused</text:p>
          </table:table-cell>
          <table:table-cell table:formula="of:=AVERAGE([.D72:.D81])" office:value-type="float" office:value="8.56093447604775" calcext:value-type="float">
            <text:p>8.56093447604775</text:p>
          </table:table-cell>
          <table:table-cell table:formula="of:=AVERAGE([.E72:.E81])" office:value-type="float" office:value="9.44140802335739" calcext:value-type="float">
            <text:p>9.44140802335739</text:p>
          </table:table-cell>
          <table:table-cell table:formula="of:=AVERAGE([.F72:.F81])" office:value-type="float" office:value="9.37313059976697" calcext:value-type="float">
            <text:p>9.37313059976697</text:p>
          </table:table-cell>
          <table:table-cell table:formula="of:=AVERAGE([.G72:.G81])" office:value-type="float" office:value="9.35887964308262" calcext:value-type="float">
            <text:p>9.35887964308262</text:p>
          </table:table-cell>
          <table:table-cell table:formula="of:=AVERAGE([.H72:.H81])" office:value-type="float" office:value="9.35975730058551" calcext:value-type="float">
            <text:p>9.35975730058551</text:p>
          </table:table-cell>
          <table:table-cell table:formula="of:=AVERAGE([.I72:.I81])" office:value-type="float" office:value="9.35358114308119" calcext:value-type="float">
            <text:p>9.35358114308119</text:p>
          </table:table-cell>
          <table:table-cell table:formula="of:=AVERAGE([.J72:.J81])" office:value-type="float" office:value="9.35171539202333" calcext:value-type="float">
            <text:p>9.35171539202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53856081575155" calcext:value-type="float">
            <text:p>6.53856081575155</text:p>
          </table:table-cell>
          <table:table-cell office:value-type="float" office:value="8.10697034716606" calcext:value-type="float">
            <text:p>8.10697034716606</text:p>
          </table:table-cell>
          <table:table-cell office:value-type="float" office:value="8.02918120235205" calcext:value-type="float">
            <text:p>8.02918120235205</text:p>
          </table:table-cell>
          <table:table-cell office:value-type="float" office:value="8.08948388069868" calcext:value-type="float">
            <text:p>8.08948388069868</text:p>
          </table:table-cell>
          <table:table-cell office:value-type="float" office:value="8.12673369437456" calcext:value-type="float">
            <text:p>8.12673369437456</text:p>
          </table:table-cell>
          <table:table-cell office:value-type="float" office:value="8.08550507485867" calcext:value-type="float">
            <text:p>8.08550507485867</text:p>
          </table:table-cell>
          <table:table-cell office:value-type="float" office:value="8.08767766743898" calcext:value-type="float">
            <text:p>8.08767766743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13.2967281848192" calcext:value-type="float">
            <text:p>13.2967281848192</text:p>
          </table:table-cell>
          <table:table-cell office:value-type="float" office:value="13.2967281889915" calcext:value-type="float">
            <text:p>13.2967281889915</text:p>
          </table:table-cell>
          <table:table-cell office:value-type="float" office:value="13.2967281770706" calcext:value-type="float">
            <text:p>13.2967281770706</text:p>
          </table:table-cell>
          <table:table-cell office:value-type="float" office:value="13.2967281985283" calcext:value-type="float">
            <text:p>13.2967281985283</text:p>
          </table:table-cell>
          <table:table-cell office:value-type="float" office:value="13.2967281889915" calcext:value-type="float">
            <text:p>13.2967281889915</text:p>
          </table:table-cell>
          <table:table-cell table:number-columns-repeated="2" office:value-type="float" office:value="13.2967281937599" calcext:value-type="float">
            <text:p>13.29672819375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85072821617126" calcext:value-type="float">
            <text:p>9.85072821617126</text:p>
          </table:table-cell>
          <table:table-cell office:value-type="float" office:value="10.3931354564428" calcext:value-type="float">
            <text:p>10.3931354564428</text:p>
          </table:table-cell>
          <table:table-cell office:value-type="float" office:value="10.3991066414118" calcext:value-type="float">
            <text:p>10.3991066414118</text:p>
          </table:table-cell>
          <table:table-cell office:value-type="float" office:value="10.3997581511736" calcext:value-type="float">
            <text:p>10.3997581511736</text:p>
          </table:table-cell>
          <table:table-cell office:value-type="float" office:value="10.3980968648195" calcext:value-type="float">
            <text:p>10.3980968648195</text:p>
          </table:table-cell>
          <table:table-cell office:value-type="float" office:value="10.3980968934298" calcext:value-type="float">
            <text:p>10.3980968934298</text:p>
          </table:table-cell>
          <table:table-cell office:value-type="float" office:value="10.3980968815088" calcext:value-type="float">
            <text:p>10.3980968815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08649603545666" calcext:value-type="float">
            <text:p>7.08649603545666</text:p>
          </table:table-cell>
          <table:table-cell office:value-type="float" office:value="8.06488438338041" calcext:value-type="float">
            <text:p>8.06488438338041</text:p>
          </table:table-cell>
          <table:table-cell office:value-type="float" office:value="8.00966044336557" calcext:value-type="float">
            <text:p>8.00966044336557</text:p>
          </table:table-cell>
          <table:table-cell office:value-type="float" office:value="7.96236038595438" calcext:value-type="float">
            <text:p>7.96236038595438</text:p>
          </table:table-cell>
          <table:table-cell office:value-type="float" office:value="7.95646013528109" calcext:value-type="float">
            <text:p>7.95646013528109</text:p>
          </table:table-cell>
          <table:table-cell office:value-type="float" office:value="7.96071975260973" calcext:value-type="float">
            <text:p>7.96071975260973</text:p>
          </table:table-cell>
          <table:table-cell office:value-type="float" office:value="7.95886813670397" calcext:value-type="float">
            <text:p>7.958868136703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7.28602884054184" calcext:value-type="float">
            <text:p>7.28602884054184</text:p>
          </table:table-cell>
          <table:table-cell office:value-type="float" office:value="8.14570079147816" calcext:value-type="float">
            <text:p>8.14570079147816</text:p>
          </table:table-cell>
          <table:table-cell office:value-type="float" office:value="8.0811568146944" calcext:value-type="float">
            <text:p>8.0811568146944</text:p>
          </table:table-cell>
          <table:table-cell office:value-type="float" office:value="8.06996788680553" calcext:value-type="float">
            <text:p>8.06996788680553</text:p>
          </table:table-cell>
          <table:table-cell office:value-type="float" office:value="8.06535796403885" calcext:value-type="float">
            <text:p>8.06535796403885</text:p>
          </table:table-cell>
          <table:table-cell office:value-type="float" office:value="8.04523734390736" calcext:value-type="float">
            <text:p>8.04523734390736</text:p>
          </table:table-cell>
          <table:table-cell office:value-type="float" office:value="8.04689280152321" calcext:value-type="float">
            <text:p>8.046892801523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5973537582159" calcext:value-type="float">
            <text:p>8.5973537582159</text:p>
          </table:table-cell>
          <table:table-cell office:value-type="float" office:value="9.78056513220072" calcext:value-type="float">
            <text:p>9.78056513220072</text:p>
          </table:table-cell>
          <table:table-cell office:value-type="float" office:value="9.69606519520283" calcext:value-type="float">
            <text:p>9.69606519520283</text:p>
          </table:table-cell>
          <table:table-cell office:value-type="float" office:value="9.67792651325464" calcext:value-type="float">
            <text:p>9.67792651325464</text:p>
          </table:table-cell>
          <table:table-cell office:value-type="float" office:value="9.69916847556829" calcext:value-type="float">
            <text:p>9.69916847556829</text:p>
          </table:table-cell>
          <table:table-cell office:value-type="float" office:value="9.7077413842082" calcext:value-type="float">
            <text:p>9.7077413842082</text:p>
          </table:table-cell>
          <table:table-cell office:value-type="float" office:value="9.7223388209939" calcext:value-type="float">
            <text:p>9.7223388209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9.33467554450035" calcext:value-type="float">
            <text:p>9.33467554450035</text:p>
          </table:table-cell>
          <table:table-cell office:value-type="float" office:value="10.0594193384051" calcext:value-type="float">
            <text:p>10.0594193384051</text:p>
          </table:table-cell>
          <table:table-cell office:value-type="float" office:value="9.93291102856398" calcext:value-type="float">
            <text:p>9.93291102856398</text:p>
          </table:table-cell>
          <table:table-cell office:value-type="float" office:value="9.86257293015719" calcext:value-type="float">
            <text:p>9.86257293015719</text:p>
          </table:table-cell>
          <table:table-cell office:value-type="float" office:value="9.86121234178543" calcext:value-type="float">
            <text:p>9.86121234178543</text:p>
          </table:table-cell>
          <table:table-cell office:value-type="float" office:value="9.86121235609055" calcext:value-type="float">
            <text:p>9.86121235609055</text:p>
          </table:table-cell>
          <table:table-cell office:value-type="float" office:value="9.86121235132217" calcext:value-type="float">
            <text:p>9.861212351322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8.77578952103853" calcext:value-type="float">
            <text:p>8.77578952103853</text:p>
          </table:table-cell>
          <table:table-cell office:value-type="float" office:value="9.25526268184185" calcext:value-type="float">
            <text:p>9.25526268184185</text:p>
          </table:table-cell>
          <table:table-cell office:value-type="float" office:value="9.25690362811089" calcext:value-type="float">
            <text:p>9.25690362811089</text:p>
          </table:table-cell>
          <table:table-cell office:value-type="float" office:value="9.25587534695864" calcext:value-type="float">
            <text:p>9.25587534695864</text:p>
          </table:table-cell>
          <table:table-cell office:value-type="float" office:value="9.25523754149675" calcext:value-type="float">
            <text:p>9.25523754149675</text:p>
          </table:table-cell>
          <table:table-cell office:value-type="float" office:value="9.25772737771273" calcext:value-type="float">
            <text:p>9.25772737771273</text:p>
          </table:table-cell>
          <table:table-cell office:value-type="float" office:value="9.25360943108797" calcext:value-type="float">
            <text:p>9.253609431087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ing obj</text:p>
          </table:table-cell>
          <table:table-cell office:value-type="string" calcext:value-type="string">
            <text:p><text:s/>robust</text:p>
          </table:table-cell>
          <table:table-cell office:value-type="string" calcext:value-type="string">
            <text:p><text:s/>decision-focused</text:p>
          </table:table-cell>
          <table:table-cell office:value-type="float" office:value="6.45507724970579" calcext:value-type="float">
            <text:p>6.45507724970579</text:p>
          </table:table-cell>
          <table:table-cell office:value-type="float" office:value="8.30846292883158" calcext:value-type="float">
            <text:p>8.30846292883158</text:p>
          </table:table-cell>
          <table:table-cell office:value-type="float" office:value="8.05361668646336" calcext:value-type="float">
            <text:p>8.05361668646336</text:p>
          </table:table-cell>
          <table:table-cell office:value-type="float" office:value="7.99066378802061" calcext:value-type="float">
            <text:p>7.99066378802061</text:p>
          </table:table-cell>
          <table:table-cell office:value-type="float" office:value="7.95882250458002" calcext:value-type="float">
            <text:p>7.95882250458002</text:p>
          </table:table-cell>
          <table:table-cell office:value-type="float" office:value="7.94291689783335" calcext:value-type="float">
            <text:p>7.94291689783335</text:p>
          </table:table-cell>
          <table:table-cell office:value-type="float" office:value="7.92294213324785" calcext:value-type="float">
            <text:p>7.92294213324785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'obj_0528_server_node10_const10_feat32_lr1e-05'.A2:'obj_0528_server_node10_const10_feat32_lr1e-05'.J8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14:09:42.870390616</dc:date>
    <meta:editing-duration>PT15M21S</meta:editing-duration>
    <meta:editing-cycles>1</meta:editing-cycles>
    <meta:generator>LibreOffice/6.0.7.3$Linux_X86_64 LibreOffice_project/00m0$Build-3</meta:generator>
    <meta:document-statistic meta:table-count="1" meta:cell-count="968" meta:object-count="0"/>
  </office:meta>
</office:document-meta>
</file>